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x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13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18" table:default-cell-style-name="ce833"/>
        <table:table-column table:style-name="co19" table:default-cell-style-name="ce833"/>
        <table:table-column table:style-name="co20" table:default-cell-style-name="ce833"/>
        <table:table-column table:style-name="co21" table:default-cell-style-name="ce833"/>
        <table:table-column table:style-name="co22" table:default-cell-style-name="ce841"/>
        <table:table-column table:style-name="co22" table:default-cell-style-name="ce833"/>
        <table:table-column table:style-name="co23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 table:style-name="ce821"/>
          <table:table-cell table:style-name="ce823" office:value-type="string" calcext:value-type="string">
            <text:p>Date</text:p>
          </table:table-cell>
          <table:table-cell table:style-name="ce823" office:value-type="string" calcext:value-type="string">
            <text:p>Item</text:p>
          </table:table-cell>
          <table:table-cell table:style-name="ce823" office:value-type="string" calcext:value-type="string">
            <text:p>Paid to</text:p>
          </table:table-cell>
          <table:table-cell table:style-name="ce831" office:value-type="string" calcext:value-type="string">
            <text:p>General Shop Running Supplies</text:p>
          </table:table-cell>
          <table:table-cell table:style-name="ce831" office:value-type="string" calcext:value-type="string">
            <text:p>Improvement to Shop</text:p>
          </table:table-cell>
          <table:table-cell table:style-name="ce831" office:value-type="string" calcext:value-type="string">
            <text:p>Marketing</text:p>
          </table:table-cell>
          <table:table-cell table:style-name="ce831" office:value-type="string" calcext:value-type="string">
            <text:p>Display</text:p>
          </table:table-cell>
          <table:table-cell table:style-name="ce831" office:value-type="string" calcext:value-type="string">
            <text:p>Product Associated with Selling A Product</text:p>
          </table:table-cell>
          <table:table-cell table:style-name="ce831" office:value-type="string" calcext:value-type="string">
            <text:p>Created Product Supplies</text:p>
          </table:table-cell>
          <table:table-cell table:style-name="ce831" office:value-type="string" calcext:value-type="string">
            <text:p>Added Cost For Product</text:p>
          </table:table-cell>
          <table:table-cell table:style-name="ce831" office:value-type="string" calcext:value-type="string">
            <text:p>tax</text:p>
          </table:table-cell>
          <table:table-cell table:style-name="ce840" office:value-type="string" calcext:value-type="string">
            <text:p>tax credit</text:p>
          </table:table-cell>
          <table:table-cell table:style-name="ce831" office:value-type="string" calcext:value-type="string">
            <text:p>shipping</text:p>
          </table:table-cell>
          <table:table-cell table:style-name="ce831" office:value-type="string" calcext:value-type="string">
            <text:p>Total</text:p>
          </table:table-cell>
          <table:table-cell table:style-name="ce823" office:value-type="string" calcext:value-type="string">
            <text:p>Credit Card or Cash</text:p>
          </table:table-cell>
          <table:table-cell table:style-name="ce823" office:value-type="string" calcext:value-type="string">
            <text:p>Receipt</text:p>
          </table:table-cell>
          <table:table-cell table:style-name="ce823" table:number-columns-repeated="1007"/>
        </table:table-row>
        <table:table-row table:style-name="ro1">
          <table:table-cell/>
          <table:table-cell table:style-name="ce82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82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4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6"/>
          <table:table-cell table:style-name="ce828" table:number-columns-repeated="2"/>
          <table:table-cell table:style-name="ce834" table:number-columns-repeated="7"/>
          <table:table-cell table:number-columns-repeated="2"/>
          <table:table-cell table:style-name="ce834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828"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2"/>
          <table:table-cell table:style-name="ce835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/>
          <table:table-cell table:style-name="ce83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842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ce836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Default"/>
          <table:table-cell table:number-columns-repeated="4"/>
          <table:table-cell table:style-name="ce837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8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822"/>
          <table:table-cell table:style-name="ce82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9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number-columns-repeated="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8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Sales Exempt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0"/>
        </table:table-row>
        <table:table-row table:style-name="ro5">
          <table:table-cell table:style-name="ce844"/>
          <table:table-cell table:style-name="ce848" office:value-type="date" office:date-value="2023-01-29" calcext:value-type="date">
            <text:p>01/29/23</text:p>
          </table:table-cell>
          <table:table-cell table:style-name="ce855" office:value-type="string" calcext:value-type="string">
            <text:p>1/1-1/30/23</text:p>
          </table:table-cell>
          <table:table-cell table:style-name="ce857" office:value-type="currency" office:currency="USD" office:value="206.6" calcext:value-type="currency">
            <text:p>$206.60</text:p>
          </table:table-cell>
          <table:table-cell table:style-name="ce857" office:value-type="currency" office:currency="USD" office:value="16.54" calcext:value-type="currency">
            <text:p>$16.54</text:p>
          </table:table-cell>
          <table:table-cell table:style-name="ce857" office:value-type="currency" office:currency="USD" office:value="7.87" calcext:value-type="currency">
            <text:p>$7.87</text:p>
          </table:table-cell>
          <table:table-cell table:style-name="ce870" table:formula="of:=SUM([.D2]-[.F2])" office:value-type="currency" office:currency="USD" office:value="198.73" calcext:value-type="currency">
            <text:p>$198.73</text:p>
          </table:table-cell>
          <table:table-cell table:style-name="ce857" table:formula="of:=SUM([.D2]+[.E2]-[.F2])" office:value-type="currency" office:currency="USD" office:value="215.27" calcext:value-type="currency">
            <text:p>$215.27</text:p>
          </table:table-cell>
          <table:table-cell table:style-name="ce857" table:number-columns-repeated="2"/>
          <table:table-cell table:style-name="ce855"/>
          <table:table-cell table:style-name="ce857" office:value-type="currency" office:currency="USD" office:value="215.27" calcext:value-type="currency">
            <text:p>$215.27</text:p>
          </table:table-cell>
          <table:table-cell table:style-name="ce876" table:formula="of:=[.E2]" office:value-type="currency" office:currency="USD" office:value="16.54" calcext:value-type="currency">
            <text:p>$16.54</text:p>
          </table:table-cell>
          <table:table-cell table:style-name="ce880"/>
          <table:table-cell table:style-name="ce885" table:number-columns-repeated="2"/>
          <table:table-cell table:style-name="ce889" table:number-columns-repeated="1008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]-[.F3])" office:value-type="currency" office:currency="USD" office:value="0" calcext:value-type="currency">
            <text:p>$0.00</text:p>
          </table:table-cell>
          <table:table-cell table:style-name="ce857" table:formula="of:=SUM([.D3]+[.E3]-[.F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]-[.F4])" office:value-type="currency" office:currency="USD" office:value="0" calcext:value-type="currency">
            <text:p>$0.00</text:p>
          </table:table-cell>
          <table:table-cell table:style-name="ce857" table:formula="of:=SUM([.D4]+[.E4]-[.F4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]-[.F5])" office:value-type="currency" office:currency="USD" office:value="0" calcext:value-type="currency">
            <text:p>$0.00</text:p>
          </table:table-cell>
          <table:table-cell table:style-name="ce857" table:formula="of:=SUM([.D5]+[.E5]-[.F5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]-[.F6])" office:value-type="currency" office:currency="USD" office:value="0" calcext:value-type="currency">
            <text:p>$0.00</text:p>
          </table:table-cell>
          <table:table-cell table:style-name="ce857" table:formula="of:=SUM([.D6]+[.E6]-[.F6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8]-[.F8])" office:value-type="currency" office:currency="USD" office:value="0" calcext:value-type="currency">
            <text:p>$0.00</text:p>
          </table:table-cell>
          <table:table-cell table:style-name="ce857" table:formula="of:=SUM([.D8]+[.E8]-[.F8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9]-[.F9])" office:value-type="currency" office:currency="USD" office:value="0" calcext:value-type="currency">
            <text:p>$0.00</text:p>
          </table:table-cell>
          <table:table-cell table:style-name="ce857" table:formula="of:=SUM([.D9]+[.E9]-[.F9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9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0]-[.F10])" office:value-type="currency" office:currency="USD" office:value="0" calcext:value-type="currency">
            <text:p>$0.00</text:p>
          </table:table-cell>
          <table:table-cell table:style-name="ce857" table:formula="of:=SUM([.D10]+[.E10]-[.F10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1]-[.F11])" office:value-type="currency" office:currency="USD" office:value="0" calcext:value-type="currency">
            <text:p>$0.00</text:p>
          </table:table-cell>
          <table:table-cell table:style-name="ce857" table:formula="of:=SUM([.D11]+[.E11]-[.F11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2]+[.E12]-[.F12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2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3]+[.E13]-[.F1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7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9"/>
          <table:table-cell table:style-name="ce856"/>
          <table:table-cell table:style-name="ce863" table:number-columns-repeated="3"/>
          <table:table-cell table:style-name="ce870"/>
          <table:table-cell table:style-name="ce857" table:number-columns-repeated="2"/>
          <table:table-cell table:style-name="ce863"/>
          <table:table-cell table:style-name="ce856"/>
          <table:table-cell table:style-name="ce863"/>
          <table:table-cell table:style-name="ce877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74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4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1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/>
          <table:table-cell table:style-name="ce857" table:number-columns-repeated="2"/>
          <table:table-cell table:style-name="ce865"/>
          <table:table-cell table:style-name="ce858"/>
          <table:table-cell table:style-name="ce865"/>
          <table:table-cell table:style-name="ce876"/>
          <table:table-cell table:style-name="ce882"/>
          <table:table-cell table:style-name="ce887" table:number-columns-repeated="2"/>
          <table:table-cell table:style-name="ce891" table:number-columns-repeated="1008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/>
          <table:table-cell table:style-name="ce857" table:number-columns-repeated="2"/>
          <table:table-cell table:style-name="ce866"/>
          <table:table-cell table:style-name="ce859"/>
          <table:table-cell table:style-name="ce866"/>
          <table:table-cell table:style-name="ce876"/>
          <table:table-cell table:style-name="ce881"/>
          <table:table-cell table:style-name="ce888" table:number-columns-repeated="2"/>
          <table:table-cell table:style-name="ce892" table:number-columns-repeated="1008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2"/>
          <table:table-cell table:style-name="ce872" table:number-columns-repeated="2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73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9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1"/>
        </table:table-row>
        <table:table-row table:style-name="ro5">
          <table:table-cell table:style-name="ce844"/>
          <table:table-cell table:style-name="ce848" office:value-type="date" office:date-value="2022-01-11" calcext:value-type="date">
            <text:p>01/11/22</text:p>
          </table:table-cell>
          <table:table-cell table:style-name="ce855" office:value-type="string" calcext:value-type="string">
            <text:p>1/1/22-1/9/22</text:p>
          </table:table-cell>
          <table:table-cell table:style-name="ce857" office:value-type="currency" office:currency="USD" office:value="1.88" calcext:value-type="currency">
            <text:p>$1.88</text:p>
          </table:table-cell>
          <table:table-cell table:style-name="ce857" office:value-type="currency" office:currency="USD" office:value="0.16" calcext:value-type="currency">
            <text:p>$0.16</text:p>
          </table:table-cell>
          <table:table-cell table:style-name="ce857" office:value-type="currency" office:currency="USD" office:value="0.08" calcext:value-type="currency">
            <text:p>$0.08</text:p>
          </table:table-cell>
          <table:table-cell table:style-name="ce870" table:formula="of:=SUM([.D2]-[.F2])" office:value-type="currency" office:currency="USD" office:value="1.8" calcext:value-type="currency">
            <text:p>$1.80</text:p>
          </table:table-cell>
          <table:table-cell table:style-name="ce857" table:formula="of:=SUM([.D2]+[.E2]-[.F2])" office:value-type="currency" office:currency="USD" office:value="1.96" calcext:value-type="currency">
            <text:p>$1.96</text:p>
          </table:table-cell>
          <table:table-cell table:style-name="ce857"/>
          <table:table-cell table:style-name="ce855"/>
          <table:table-cell table:style-name="ce857" office:value-type="currency" office:currency="USD" office:value="1.96" calcext:value-type="currency">
            <text:p>$1.96</text:p>
          </table:table-cell>
          <table:table-cell table:style-name="ce876" table:formula="of:=[.E2]" office:value-type="currency" office:currency="USD" office:value="0.16" calcext:value-type="currency">
            <text:p>$0.16</text:p>
          </table:table-cell>
          <table:table-cell table:style-name="ce880"/>
          <table:table-cell table:style-name="ce885" table:number-columns-repeated="2"/>
          <table:table-cell table:style-name="ce889" table:number-columns-repeated="1009"/>
        </table:table-row>
        <table:table-row table:style-name="ro5">
          <table:table-cell table:style-name="ce844"/>
          <table:table-cell table:style-name="ce848" office:value-type="date" office:date-value="2022-01-23" calcext:value-type="date">
            <text:p>01/23/22</text:p>
          </table:table-cell>
          <table:table-cell table:style-name="ce855" office:value-type="string" calcext:value-type="string">
            <text:p>1/13/22-1/23/22</text:p>
          </table:table-cell>
          <table:table-cell table:style-name="ce857" office:value-type="currency" office:currency="USD" office:value="6.74" calcext:value-type="currency">
            <text:p>$6.74</text:p>
          </table:table-cell>
          <table:table-cell table:style-name="ce857" office:value-type="currency" office:currency="USD" office:value="0.54" calcext:value-type="currency">
            <text:p>$0.54</text:p>
          </table:table-cell>
          <table:table-cell table:style-name="ce857" office:value-type="currency" office:currency="USD" office:value="0.29" calcext:value-type="currency">
            <text:p>$0.29</text:p>
          </table:table-cell>
          <table:table-cell table:style-name="ce870" table:formula="of:=SUM([.D3]-[.F3])" office:value-type="currency" office:currency="USD" office:value="6.45" calcext:value-type="currency">
            <text:p>$6.45</text:p>
          </table:table-cell>
          <table:table-cell table:style-name="ce857" table:formula="of:=SUM([.D3]+[.E3]-[.F3])" office:value-type="currency" office:currency="USD" office:value="6.99" calcext:value-type="currency">
            <text:p>$6.99</text:p>
          </table:table-cell>
          <table:table-cell table:style-name="ce857" office:value-type="currency" office:currency="USD" office:value="6.99" calcext:value-type="currency">
            <text:p>$6.99</text:p>
          </table:table-cell>
          <table:table-cell table:style-name="ce855" office:value-type="date" office:date-value="2022-01-23" calcext:value-type="date">
            <text:p>01/23/22</text:p>
          </table:table-cell>
          <table:table-cell table:style-name="ce857"/>
          <table:table-cell table:style-name="ce876" table:formula="of:=[.E3]" office:value-type="currency" office:currency="USD" office:value="0.54" calcext:value-type="currency">
            <text:p>$0.5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06" calcext:value-type="date">
            <text:p>02/06/22</text:p>
          </table:table-cell>
          <table:table-cell table:style-name="ce855" office:value-type="string" calcext:value-type="string">
            <text:p>1/27/22-2/6/22</text:p>
          </table:table-cell>
          <table:table-cell table:style-name="ce857" office:value-type="currency" office:currency="USD" office:value="9.5" calcext:value-type="currency">
            <text:p>$9.50</text:p>
          </table:table-cell>
          <table:table-cell table:style-name="ce857" office:value-type="currency" office:currency="USD" office:value="0.76" calcext:value-type="currency">
            <text:p>$0.76</text:p>
          </table:table-cell>
          <table:table-cell table:style-name="ce857" office:value-type="currency" office:currency="USD" office:value="0.41" calcext:value-type="currency">
            <text:p>$0.41</text:p>
          </table:table-cell>
          <table:table-cell table:style-name="ce870" table:formula="of:=SUM([.D4]-[.F4])" office:value-type="currency" office:currency="USD" office:value="9.09" calcext:value-type="currency">
            <text:p>$9.09</text:p>
          </table:table-cell>
          <table:table-cell table:style-name="ce857" table:formula="of:=SUM([.D4]+[.E4]-[.F4])" office:value-type="currency" office:currency="USD" office:value="9.85" calcext:value-type="currency">
            <text:p>$9.85</text:p>
          </table:table-cell>
          <table:table-cell table:style-name="ce857"/>
          <table:table-cell table:style-name="ce855"/>
          <table:table-cell table:style-name="ce857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76" table:formula="of:=[.E4]" office:value-type="currency" office:currency="USD" office:value="0.76" calcext:value-type="currency">
            <text:p>$0.7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20" calcext:value-type="date">
            <text:p>02/20/22</text:p>
          </table:table-cell>
          <table:table-cell table:style-name="ce855" office:value-type="string" calcext:value-type="string">
            <text:p>2/7/22-2/20/22</text:p>
          </table:table-cell>
          <table:table-cell table:style-name="ce857" office:value-type="currency" office:currency="USD" office:value="54" calcext:value-type="currency">
            <text:p>$54.00</text:p>
          </table:table-cell>
          <table:table-cell table:style-name="ce857" office:value-type="currency" office:currency="USD" office:value="4.32" calcext:value-type="currency">
            <text:p>$4.32</text:p>
          </table:table-cell>
          <table:table-cell table:style-name="ce857" office:value-type="currency" office:currency="USD" office:value="2.22" calcext:value-type="currency">
            <text:p>$2.22</text:p>
          </table:table-cell>
          <table:table-cell table:style-name="ce870" table:formula="of:=SUM([.D5]-[.F5])" office:value-type="currency" office:currency="USD" office:value="51.78" calcext:value-type="currency">
            <text:p>$51.78</text:p>
          </table:table-cell>
          <table:table-cell table:style-name="ce857" table:formula="of:=SUM([.D5]+[.E5]-[.F5])" office:value-type="currency" office:currency="USD" office:value="56.1" calcext:value-type="currency">
            <text:p>$56.10</text:p>
          </table:table-cell>
          <table:table-cell table:style-name="ce857" office:value-type="currency" office:currency="USD" office:value="56.1" calcext:value-type="currency">
            <text:p>$56.10</text:p>
          </table:table-cell>
          <table:table-cell table:style-name="ce855" office:value-type="date" office:date-value="2022-02-20" calcext:value-type="date">
            <text:p>02/20/22</text:p>
          </table:table-cell>
          <table:table-cell table:style-name="ce857"/>
          <table:table-cell table:style-name="ce876" table:formula="of:=[.E5]" office:value-type="currency" office:currency="USD" office:value="4.32" calcext:value-type="currency">
            <text:p>$4.3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06" calcext:value-type="date">
            <text:p>03/06/22</text:p>
          </table:table-cell>
          <table:table-cell table:style-name="ce855" office:value-type="string" calcext:value-type="string">
            <text:p>2/21/22-3/6/22</text:p>
          </table:table-cell>
          <table:table-cell table:style-name="ce857" office:value-type="currency" office:currency="USD" office:value="19.49" calcext:value-type="currency">
            <text:p>$19.49</text:p>
          </table:table-cell>
          <table:table-cell table:style-name="ce857" table:number-columns-repeated="2"/>
          <table:table-cell table:style-name="ce870" table:formula="of:=SUM([.D6]-[.F6])" office:value-type="currency" office:currency="USD" office:value="19.49" calcext:value-type="currency">
            <text:p>$19.49</text:p>
          </table:table-cell>
          <table:table-cell table:style-name="ce857" table:formula="of:=SUM([.D6]+[.E6]-[.F6])" office:value-type="currency" office:currency="USD" office:value="19.49" calcext:value-type="currency">
            <text:p>$19.49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20" calcext:value-type="date">
            <text:p>03/20/22</text:p>
          </table:table-cell>
          <table:table-cell table:style-name="ce855" office:value-type="string" calcext:value-type="string">
            <text:p>3/10/22-3/20/22</text:p>
          </table:table-cell>
          <table:table-cell table:style-name="ce857" office:value-type="currency" office:currency="USD" office:value="170.45" calcext:value-type="currency">
            <text:p>$170.45</text:p>
          </table:table-cell>
          <table:table-cell table:style-name="ce857" office:value-type="currency" office:currency="USD" office:value="12.68" calcext:value-type="currency">
            <text:p>$12.68</text:p>
          </table:table-cell>
          <table:table-cell table:style-name="ce857" office:value-type="currency" office:currency="USD" office:value="6.43" calcext:value-type="currency">
            <text:p>$6.43</text:p>
          </table:table-cell>
          <table:table-cell table:style-name="ce870" table:formula="of:=SUM([.D8]-[.F8])" office:value-type="currency" office:currency="USD" office:value="164.02" calcext:value-type="currency">
            <text:p>$164.02</text:p>
          </table:table-cell>
          <table:table-cell table:style-name="ce857" table:formula="of:=SUM([.D8]+[.E8]-[.F8])" office:value-type="currency" office:currency="USD" office:value="176.7" calcext:value-type="currency">
            <text:p>$176.70</text:p>
          </table:table-cell>
          <table:table-cell table:style-name="ce857" office:value-type="currency" office:currency="USD" office:value="176.7" calcext:value-type="currency">
            <text:p>$176.70</text:p>
          </table:table-cell>
          <table:table-cell table:style-name="ce855" office:value-type="date" office:date-value="2022-03-20" calcext:value-type="date">
            <text:p>03/20/22</text:p>
          </table:table-cell>
          <table:table-cell table:style-name="ce857"/>
          <table:table-cell table:style-name="ce876" table:formula="of:=[.E8]" office:value-type="currency" office:currency="USD" office:value="12.68" calcext:value-type="currency">
            <text:p>$12.68</text:p>
          </table:table-cell>
          <table:table-cell table:style-name="ce881"/>
          <table:table-cell table:number-columns-repeated="1011"/>
        </table:table-row>
        <table:table-row table:style-name="ro6">
          <table:table-cell table:style-name="ce844"/>
          <table:table-cell table:style-name="ce848" office:value-type="date" office:date-value="2022-04-04" calcext:value-type="date">
            <text:p>04/04/22</text:p>
          </table:table-cell>
          <table:table-cell table:style-name="ce855" office:value-type="string" calcext:value-type="string">
            <text:p>3/24/22-4/4/22</text:p>
          </table:table-cell>
          <table:table-cell table:style-name="ce857" office:value-type="currency" office:currency="USD" office:value="72.29" calcext:value-type="currency">
            <text:p>$72.29</text:p>
          </table:table-cell>
          <table:table-cell table:style-name="ce857" office:value-type="currency" office:currency="USD" office:value="5.8" calcext:value-type="currency">
            <text:p>$5.80</text:p>
          </table:table-cell>
          <table:table-cell table:style-name="ce857" office:value-type="currency" office:currency="USD" office:value="2.58" calcext:value-type="currency">
            <text:p>$2.58</text:p>
          </table:table-cell>
          <table:table-cell table:style-name="ce870" table:formula="of:=SUM([.D9]-[.F9])" office:value-type="currency" office:currency="USD" office:value="69.71" calcext:value-type="currency">
            <text:p>$69.71</text:p>
          </table:table-cell>
          <table:table-cell table:style-name="ce857" table:formula="of:=SUM([.D9]+[.E9]-[.F9])" office:value-type="currency" office:currency="USD" office:value="75.51" calcext:value-type="currency">
            <text:p>$75.51</text:p>
          </table:table-cell>
          <table:table-cell table:style-name="ce857"/>
          <table:table-cell table:style-name="ce855"/>
          <table:table-cell table:style-name="ce857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76" table:formula="of:=[.E9]" office:value-type="currency" office:currency="USD" office:value="5.8" calcext:value-type="currency">
            <text:p>$5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4-17" calcext:value-type="date">
            <text:p>04/17/22</text:p>
          </table:table-cell>
          <table:table-cell table:style-name="ce855" office:value-type="string" calcext:value-type="string">
            <text:p>4/7/22-4/17/22</text:p>
          </table:table-cell>
          <table:table-cell table:style-name="ce857" office:value-type="currency" office:currency="USD" office:value="105.05" calcext:value-type="currency">
            <text:p>$105.05</text:p>
          </table:table-cell>
          <table:table-cell table:style-name="ce857" office:value-type="currency" office:currency="USD" office:value="8.42" calcext:value-type="currency">
            <text:p>$8.42</text:p>
          </table:table-cell>
          <table:table-cell table:style-name="ce857" office:value-type="currency" office:currency="USD" office:value="4.09" calcext:value-type="currency">
            <text:p>$4.09</text:p>
          </table:table-cell>
          <table:table-cell table:style-name="ce870" table:formula="of:=SUM([.D10]-[.F10])" office:value-type="currency" office:currency="USD" office:value="100.96" calcext:value-type="currency">
            <text:p>$100.96</text:p>
          </table:table-cell>
          <table:table-cell table:style-name="ce857" table:formula="of:=SUM([.D10]+[.E10]-[.F10])" office:value-type="currency" office:currency="USD" office:value="109.38" calcext:value-type="currency">
            <text:p>$109.38</text:p>
          </table:table-cell>
          <table:table-cell table:style-name="ce857" office:value-type="currency" office:currency="USD" office:value="109.38" calcext:value-type="currency">
            <text:p>$109.38</text:p>
          </table:table-cell>
          <table:table-cell table:style-name="ce855" office:value-type="date" office:date-value="2022-04-17" calcext:value-type="date">
            <text:p>04/17/22</text:p>
          </table:table-cell>
          <table:table-cell table:style-name="ce857"/>
          <table:table-cell table:style-name="ce876" table:formula="of:=[.E10]" office:value-type="currency" office:currency="USD" office:value="8.42" calcext:value-type="currency">
            <text:p>$8.4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02" calcext:value-type="date">
            <text:p>05/02/22</text:p>
          </table:table-cell>
          <table:table-cell table:style-name="ce855" office:value-type="string" calcext:value-type="string">
            <text:p>4/21/22-5/1/22</text:p>
          </table:table-cell>
          <table:table-cell table:style-name="ce857" office:value-type="currency" office:currency="USD" office:value="56.61" calcext:value-type="currency">
            <text:p>$56.61</text:p>
          </table:table-cell>
          <table:table-cell table:style-name="ce857" office:value-type="currency" office:currency="USD" office:value="5.14" calcext:value-type="currency">
            <text:p>$5.14</text:p>
          </table:table-cell>
          <table:table-cell table:style-name="ce857" office:value-type="currency" office:currency="USD" office:value="2.23" calcext:value-type="currency">
            <text:p>$2.23</text:p>
          </table:table-cell>
          <table:table-cell table:style-name="ce870" table:formula="of:=SUM([.D11]-[.F11])" office:value-type="currency" office:currency="USD" office:value="54.38" calcext:value-type="currency">
            <text:p>$54.38</text:p>
          </table:table-cell>
          <table:table-cell table:style-name="ce857" table:formula="of:=SUM([.D11]+[.E11]-[.F11])" office:value-type="currency" office:currency="USD" office:value="59.52" calcext:value-type="currency">
            <text:p>$59.52</text:p>
          </table:table-cell>
          <table:table-cell table:style-name="ce857"/>
          <table:table-cell table:style-name="ce855"/>
          <table:table-cell table:style-name="ce857" office:value-type="currency" office:currency="USD" office:value="59.52" calcext:value-type="currency">
            <text:p>$59.52</text:p>
          </table:table-cell>
          <table:table-cell table:style-name="ce876" table:formula="of:=[.E11]" office:value-type="currency" office:currency="USD" office:value="5.14" calcext:value-type="currency">
            <text:p>$5.1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16" calcext:value-type="date">
            <text:p>05/16/22</text:p>
          </table:table-cell>
          <table:table-cell table:style-name="ce855" office:value-type="string" calcext:value-type="string">
            <text:p>5/5/22-5/15/22</text:p>
          </table:table-cell>
          <table:table-cell table:style-name="ce857" office:value-type="currency" office:currency="USD" office:value="104.25" calcext:value-type="currency">
            <text:p>$104.25</text:p>
          </table:table-cell>
          <table:table-cell table:style-name="ce857" office:value-type="currency" office:currency="USD" office:value="8.34" calcext:value-type="currency">
            <text:p>$8.34</text:p>
          </table:table-cell>
          <table:table-cell table:style-name="ce857" office:value-type="currency" office:currency="USD" office:value="3.98" calcext:value-type="currency">
            <text:p>$3.98</text:p>
          </table:table-cell>
          <table:table-cell table:style-name="ce870" table:formula="of:=SUM([.D12]-[.F12])" office:value-type="currency" office:currency="USD" office:value="100.27" calcext:value-type="currency">
            <text:p>$100.27</text:p>
          </table:table-cell>
          <table:table-cell table:style-name="ce857" table:formula="of:=SUM([.D12]+[.E12]-[.F12])" office:value-type="currency" office:currency="USD" office:value="108.61" calcext:value-type="currency">
            <text:p>$108.61</text:p>
          </table:table-cell>
          <table:table-cell table:style-name="ce857" office:value-type="currency" office:currency="USD" office:value="108.61" calcext:value-type="currency">
            <text:p>$108.61</text:p>
          </table:table-cell>
          <table:table-cell table:style-name="ce855" office:value-type="date" office:date-value="2022-05-16" calcext:value-type="date">
            <text:p>05/16/22</text:p>
          </table:table-cell>
          <table:table-cell table:style-name="ce857"/>
          <table:table-cell table:style-name="ce876" table:formula="of:=[.E12]" office:value-type="currency" office:currency="USD" office:value="8.34" calcext:value-type="currency">
            <text:p>$8.3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5-31" calcext:value-type="date">
            <text:p>05/31/22</text:p>
          </table:table-cell>
          <table:table-cell table:style-name="ce855" office:value-type="string" calcext:value-type="string">
            <text:p>5/19/22-5/29/22</text:p>
          </table:table-cell>
          <table:table-cell table:style-name="ce857" office:value-type="currency" office:currency="USD" office:value="126.45" calcext:value-type="currency">
            <text:p>$126.45</text:p>
          </table:table-cell>
          <table:table-cell table:style-name="ce857" office:value-type="currency" office:currency="USD" office:value="10.12" calcext:value-type="currency">
            <text:p>$10.12</text:p>
          </table:table-cell>
          <table:table-cell table:style-name="ce857" office:value-type="currency" office:currency="USD" office:value="5.23" calcext:value-type="currency">
            <text:p>$5.23</text:p>
          </table:table-cell>
          <table:table-cell table:style-name="ce870" table:formula="of:=SUM([.D13]-[.F13])" office:value-type="currency" office:currency="USD" office:value="121.22" calcext:value-type="currency">
            <text:p>$121.22</text:p>
          </table:table-cell>
          <table:table-cell table:style-name="ce857" table:formula="of:=SUM([.D13]+[.E13]-[.F13])" office:value-type="currency" office:currency="USD" office:value="131.34" calcext:value-type="currency">
            <text:p>$131.34</text:p>
          </table:table-cell>
          <table:table-cell table:style-name="ce857"/>
          <table:table-cell table:style-name="ce855"/>
          <table:table-cell table:style-name="ce857" office:value-type="currency" office:currency="USD" office:value="131.34" calcext:value-type="currency">
            <text:p>$131.34</text:p>
          </table:table-cell>
          <table:table-cell table:style-name="ce876" table:formula="of:=[.E13]" office:value-type="currency" office:currency="USD" office:value="10.12" calcext:value-type="currency">
            <text:p>$10.1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12" calcext:value-type="date">
            <text:p>06/12/22</text:p>
          </table:table-cell>
          <table:table-cell table:style-name="ce855" office:value-type="string" calcext:value-type="string">
            <text:p>6/2/22-6/12/22</text:p>
          </table:table-cell>
          <table:table-cell table:style-name="ce857" office:value-type="currency" office:currency="USD" office:value="98.76" calcext:value-type="currency">
            <text:p>$98.76</text:p>
          </table:table-cell>
          <table:table-cell table:style-name="ce857" office:value-type="currency" office:currency="USD" office:value="7.92" calcext:value-type="currency">
            <text:p>$7.92</text:p>
          </table:table-cell>
          <table:table-cell table:style-name="ce857" office:value-type="currency" office:currency="USD" office:value="3.6" calcext:value-type="currency">
            <text:p>$3.60</text:p>
          </table:table-cell>
          <table:table-cell table:style-name="ce870" table:formula="of:=SUM([.D14]-[.F14])" office:value-type="currency" office:currency="USD" office:value="95.16" calcext:value-type="currency">
            <text:p>$95.16</text:p>
          </table:table-cell>
          <table:table-cell table:style-name="ce857" table:formula="of:=SUM([.D14]+[.E14]-[.F14])" office:value-type="currency" office:currency="USD" office:value="103.08" calcext:value-type="currency">
            <text:p>$103.08</text:p>
          </table:table-cell>
          <table:table-cell table:style-name="ce857" office:value-type="currency" office:currency="USD" office:value="103.08" calcext:value-type="currency">
            <text:p>$103.08</text:p>
          </table:table-cell>
          <table:table-cell table:style-name="ce855" office:value-type="date" office:date-value="2022-06-12" calcext:value-type="date">
            <text:p>06/12/22</text:p>
          </table:table-cell>
          <table:table-cell table:style-name="ce857"/>
          <table:table-cell table:style-name="ce876" table:formula="of:=[.E14]" office:value-type="currency" office:currency="USD" office:value="7.92" calcext:value-type="currency">
            <text:p>$7.9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26" calcext:value-type="date">
            <text:p>06/26/22</text:p>
          </table:table-cell>
          <table:table-cell table:style-name="ce855" office:value-type="string" calcext:value-type="string">
            <text:p>6/16/22-6/26/22</text:p>
          </table:table-cell>
          <table:table-cell table:style-name="ce857" office:value-type="currency" office:currency="USD" office:value="118.99" calcext:value-type="currency">
            <text:p>$118.99</text:p>
          </table:table-cell>
          <table:table-cell table:style-name="ce857" office:value-type="currency" office:currency="USD" office:value="9.52" calcext:value-type="currency">
            <text:p>$9.52</text:p>
          </table:table-cell>
          <table:table-cell table:style-name="ce857" office:value-type="currency" office:currency="USD" office:value="4.41" calcext:value-type="currency">
            <text:p>$4.41</text:p>
          </table:table-cell>
          <table:table-cell table:style-name="ce870" table:formula="of:=SUM([.D15]-[.F15])" office:value-type="currency" office:currency="USD" office:value="114.58" calcext:value-type="currency">
            <text:p>$114.58</text:p>
          </table:table-cell>
          <table:table-cell table:style-name="ce857" table:formula="of:=SUM([.D15]+[.E15]-[.F15])" office:value-type="currency" office:currency="USD" office:value="124.1" calcext:value-type="currency">
            <text:p>$124.10</text:p>
          </table:table-cell>
          <table:table-cell table:style-name="ce857"/>
          <table:table-cell table:style-name="ce855"/>
          <table:table-cell table:style-name="ce857" office:value-type="currency" office:currency="USD" office:value="124.1" calcext:value-type="currency">
            <text:p>$124.10</text:p>
          </table:table-cell>
          <table:table-cell table:style-name="ce876" table:formula="of:=[.E15]" office:value-type="currency" office:currency="USD" office:value="9.52" calcext:value-type="currency">
            <text:p>$9.5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7-10" calcext:value-type="date">
            <text:p>07/10/22</text:p>
          </table:table-cell>
          <table:table-cell table:style-name="ce855" office:value-type="string" calcext:value-type="string">
            <text:p>6/30/22-7/10/22</text:p>
          </table:table-cell>
          <table:table-cell table:style-name="ce857" office:value-type="currency" office:currency="USD" office:value="140.1" calcext:value-type="currency">
            <text:p>$140.10</text:p>
          </table:table-cell>
          <table:table-cell table:style-name="ce857" office:value-type="currency" office:currency="USD" office:value="11.22" calcext:value-type="currency">
            <text:p>$11.22</text:p>
          </table:table-cell>
          <table:table-cell table:style-name="ce857" office:value-type="currency" office:currency="USD" office:value="4.76" calcext:value-type="currency">
            <text:p>$4.76</text:p>
          </table:table-cell>
          <table:table-cell table:style-name="ce870" table:formula="of:=SUM([.D16]-[.F16])" office:value-type="currency" office:currency="USD" office:value="135.34" calcext:value-type="currency">
            <text:p>$135.34</text:p>
          </table:table-cell>
          <table:table-cell table:style-name="ce857" table:formula="of:=SUM([.D16]+[.E16]-[.F16])" office:value-type="currency" office:currency="USD" office:value="146.56" calcext:value-type="currency">
            <text:p>$146.56</text:p>
          </table:table-cell>
          <table:table-cell table:style-name="ce857" office:value-type="currency" office:currency="USD" office:value="146.56" calcext:value-type="currency">
            <text:p>$146.56</text:p>
          </table:table-cell>
          <table:table-cell table:style-name="ce855" office:value-type="date" office:date-value="2022-07-10" calcext:value-type="date">
            <text:p>07/10/22</text:p>
          </table:table-cell>
          <table:table-cell table:style-name="ce857"/>
          <table:table-cell table:style-name="ce876" table:formula="of:=[.E16]" office:value-type="currency" office:currency="USD" office:value="11.22" calcext:value-type="currency">
            <text:p>$11.2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7-24" calcext:value-type="date">
            <text:p>07/24/22</text:p>
          </table:table-cell>
          <table:table-cell table:style-name="ce855" office:value-type="string" calcext:value-type="string">
            <text:p>7/14/22-7/24/22</text:p>
          </table:table-cell>
          <table:table-cell table:style-name="ce857" office:value-type="currency" office:currency="USD" office:value="119.56" calcext:value-type="currency">
            <text:p>$119.56</text:p>
          </table:table-cell>
          <table:table-cell table:style-name="ce857" office:value-type="currency" office:currency="USD" office:value="9.58" calcext:value-type="currency">
            <text:p>$9.58</text:p>
          </table:table-cell>
          <table:table-cell table:style-name="ce857" office:value-type="currency" office:currency="USD" office:value="3.63" calcext:value-type="currency">
            <text:p>$3.63</text:p>
          </table:table-cell>
          <table:table-cell table:style-name="ce870" table:formula="of:=SUM([.D17]-[.F17])" office:value-type="currency" office:currency="USD" office:value="115.93" calcext:value-type="currency">
            <text:p>$115.93</text:p>
          </table:table-cell>
          <table:table-cell table:style-name="ce857" table:formula="of:=SUM([.D17]+[.E17]-[.F17])" office:value-type="currency" office:currency="USD" office:value="125.51" calcext:value-type="currency">
            <text:p>$125.51</text:p>
          </table:table-cell>
          <table:table-cell table:style-name="ce857" office:value-type="currency" office:currency="USD" office:value="125.51" calcext:value-type="currency">
            <text:p>$125.51</text:p>
          </table:table-cell>
          <table:table-cell table:style-name="ce855" office:value-type="date" office:date-value="2022-07-24" calcext:value-type="date">
            <text:p>07/24/22</text:p>
          </table:table-cell>
          <table:table-cell table:style-name="ce857"/>
          <table:table-cell table:style-name="ce876" table:formula="of:=[.E17]" office:value-type="currency" office:currency="USD" office:value="9.58" calcext:value-type="currency">
            <text:p>$9.5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07" calcext:value-type="date">
            <text:p>08/07/22</text:p>
          </table:table-cell>
          <table:table-cell table:style-name="ce855" office:value-type="string" calcext:value-type="string">
            <text:p>7/28/22-8/7/22</text:p>
          </table:table-cell>
          <table:table-cell table:style-name="ce857" office:value-type="currency" office:currency="USD" office:value="133.77" calcext:value-type="currency">
            <text:p>$133.77</text:p>
          </table:table-cell>
          <table:table-cell table:style-name="ce857" office:value-type="currency" office:currency="USD" office:value="10.72" calcext:value-type="currency">
            <text:p>$10.72</text:p>
          </table:table-cell>
          <table:table-cell table:style-name="ce857" office:value-type="currency" office:currency="USD" office:value="5.59" calcext:value-type="currency">
            <text:p>$5.59</text:p>
          </table:table-cell>
          <table:table-cell table:style-name="ce870" table:formula="of:=SUM([.D18]-[.F18])" office:value-type="currency" office:currency="USD" office:value="128.18" calcext:value-type="currency">
            <text:p>$128.18</text:p>
          </table:table-cell>
          <table:table-cell table:style-name="ce857" table:formula="of:=SUM([.D18]+[.E18]-[.F18])" office:value-type="currency" office:currency="USD" office:value="138.9" calcext:value-type="currency">
            <text:p>$138.90</text:p>
          </table:table-cell>
          <table:table-cell table:style-name="ce857"/>
          <table:table-cell table:style-name="ce855"/>
          <table:table-cell table:style-name="ce857" office:value-type="currency" office:currency="USD" office:value="138.9" calcext:value-type="currency">
            <text:p>$138.90</text:p>
          </table:table-cell>
          <table:table-cell table:style-name="ce876" table:formula="of:=[.E18]" office:value-type="currency" office:currency="USD" office:value="10.72" calcext:value-type="currency">
            <text:p>$10.7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22" calcext:value-type="date">
            <text:p>08/22/22</text:p>
          </table:table-cell>
          <table:table-cell table:style-name="ce855" office:value-type="string" calcext:value-type="string">
            <text:p>8/11/22-8/22/22</text:p>
          </table:table-cell>
          <table:table-cell table:style-name="ce857" office:value-type="currency" office:currency="USD" office:value="62.97" calcext:value-type="currency">
            <text:p>$62.97</text:p>
          </table:table-cell>
          <table:table-cell table:style-name="ce857" office:value-type="currency" office:currency="USD" office:value="5.04" calcext:value-type="currency">
            <text:p>$5.04</text:p>
          </table:table-cell>
          <table:table-cell table:style-name="ce857" office:value-type="currency" office:currency="USD" office:value="2.35" calcext:value-type="currency">
            <text:p>$2.35</text:p>
          </table:table-cell>
          <table:table-cell table:style-name="ce870" table:formula="of:=SUM([.D19]-[.F19])" office:value-type="currency" office:currency="USD" office:value="60.62" calcext:value-type="currency">
            <text:p>$60.62</text:p>
          </table:table-cell>
          <table:table-cell table:style-name="ce857" table:formula="of:=SUM([.D19]+[.E19]-[.F19])" office:value-type="currency" office:currency="USD" office:value="65.66" calcext:value-type="currency">
            <text:p>$65.66</text:p>
          </table:table-cell>
          <table:table-cell table:style-name="ce857" office:value-type="currency" office:currency="USD" office:value="65.66" calcext:value-type="currency">
            <text:p>$65.66</text:p>
          </table:table-cell>
          <table:table-cell table:style-name="ce855" office:value-type="date" office:date-value="2022-08-22" calcext:value-type="date">
            <text:p>08/22/22</text:p>
          </table:table-cell>
          <table:table-cell table:style-name="ce857"/>
          <table:table-cell table:style-name="ce876" table:formula="of:=[.E19]" office:value-type="currency" office:currency="USD" office:value="5.04" calcext:value-type="currency">
            <text:p>$5.0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9-04" calcext:value-type="date">
            <text:p>09/04/22</text:p>
          </table:table-cell>
          <table:table-cell table:style-name="ce855" office:value-type="string" calcext:value-type="string">
            <text:p>8/25/22-9/4/22</text:p>
          </table:table-cell>
          <table:table-cell table:style-name="ce857" office:value-type="currency" office:currency="USD" office:value="258.5" calcext:value-type="currency">
            <text:p>$258.50</text:p>
          </table:table-cell>
          <table:table-cell table:style-name="ce857" office:value-type="currency" office:currency="USD" office:value="20.68" calcext:value-type="currency">
            <text:p>$20.68</text:p>
          </table:table-cell>
          <table:table-cell table:style-name="ce857" office:value-type="currency" office:currency="USD" office:value="3.74" calcext:value-type="currency">
            <text:p>$3.74</text:p>
          </table:table-cell>
          <table:table-cell table:style-name="ce870" table:formula="of:=SUM([.D20]-[.F20])" office:value-type="currency" office:currency="USD" office:value="254.76" calcext:value-type="currency">
            <text:p>$254.76</text:p>
          </table:table-cell>
          <table:table-cell table:style-name="ce857" table:formula="of:=SUM([.D20]+[.E20]-[.F20])" office:value-type="currency" office:currency="USD" office:value="275.44" calcext:value-type="currency">
            <text:p>$275.44</text:p>
          </table:table-cell>
          <table:table-cell table:style-name="ce857"/>
          <table:table-cell table:style-name="ce855"/>
          <table:table-cell table:style-name="ce857" office:value-type="currency" office:currency="USD" office:value="275.44" calcext:value-type="currency">
            <text:p>$275.44</text:p>
          </table:table-cell>
          <table:table-cell table:style-name="ce876" table:formula="of:=[.E20]" office:value-type="currency" office:currency="USD" office:value="20.68" calcext:value-type="currency">
            <text:p>$20.6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9-18" calcext:value-type="date">
            <text:p>09/18/22</text:p>
          </table:table-cell>
          <table:table-cell table:style-name="ce855" office:value-type="string" calcext:value-type="string">
            <text:p>9/8/22-9/19/22</text:p>
          </table:table-cell>
          <table:table-cell table:style-name="ce857" office:value-type="currency" office:currency="USD" office:value="91.45" calcext:value-type="currency">
            <text:p>$91.45</text:p>
          </table:table-cell>
          <table:table-cell table:style-name="ce857" office:value-type="currency" office:currency="USD" office:value="7.32" calcext:value-type="currency">
            <text:p>$7.32</text:p>
          </table:table-cell>
          <table:table-cell table:style-name="ce857" office:value-type="currency" office:currency="USD" office:value="3.73" calcext:value-type="currency">
            <text:p>$3.73</text:p>
          </table:table-cell>
          <table:table-cell table:style-name="ce870" table:formula="of:=SUM([.D21]-[.F21])" office:value-type="currency" office:currency="USD" office:value="87.72" calcext:value-type="currency">
            <text:p>$87.72</text:p>
          </table:table-cell>
          <table:table-cell table:style-name="ce857" table:formula="of:=SUM([.D21]+[.E21]-[.F21])" office:value-type="currency" office:currency="USD" office:value="95.04" calcext:value-type="currency">
            <text:p>$95.04</text:p>
          </table:table-cell>
          <table:table-cell table:style-name="ce857" office:value-type="currency" office:currency="USD" office:value="95.04" calcext:value-type="currency">
            <text:p>$95.04</text:p>
          </table:table-cell>
          <table:table-cell table:style-name="ce855" office:value-type="date" office:date-value="2022-09-08" calcext:value-type="date">
            <text:p>09/08/22</text:p>
          </table:table-cell>
          <table:table-cell table:style-name="ce857"/>
          <table:table-cell table:style-name="ce876" table:formula="of:=[.E21]" office:value-type="currency" office:currency="USD" office:value="7.32" calcext:value-type="currency">
            <text:p>$7.3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02" calcext:value-type="date">
            <text:p>10/02/22</text:p>
          </table:table-cell>
          <table:table-cell table:style-name="ce855" office:value-type="string" calcext:value-type="string">
            <text:p>9/22/22-10/3/22</text:p>
          </table:table-cell>
          <table:table-cell table:style-name="ce857" office:value-type="currency" office:currency="USD" office:value="149.85" calcext:value-type="currency">
            <text:p>$149.85</text:p>
          </table:table-cell>
          <table:table-cell table:style-name="ce857" office:value-type="currency" office:currency="USD" office:value="12" calcext:value-type="currency">
            <text:p>$12.00</text:p>
          </table:table-cell>
          <table:table-cell table:style-name="ce857" office:value-type="currency" office:currency="USD" office:value="5.7" calcext:value-type="currency">
            <text:p>$5.70</text:p>
          </table:table-cell>
          <table:table-cell table:style-name="ce870" table:formula="of:=SUM([.D22]-[.F22])" office:value-type="currency" office:currency="USD" office:value="144.15" calcext:value-type="currency">
            <text:p>$144.15</text:p>
          </table:table-cell>
          <table:table-cell table:style-name="ce857" table:formula="of:=SUM([.D22]+[.E22]-[.F22])" office:value-type="currency" office:currency="USD" office:value="156.15" calcext:value-type="currency">
            <text:p>$156.15</text:p>
          </table:table-cell>
          <table:table-cell table:style-name="ce857"/>
          <table:table-cell table:style-name="ce855"/>
          <table:table-cell table:style-name="ce857" office:value-type="currency" office:currency="USD" office:value="156.15" calcext:value-type="currency">
            <text:p>$156.15</text:p>
          </table:table-cell>
          <table:table-cell table:style-name="ce876" table:formula="of:=[.E22]" office:value-type="currency" office:currency="USD" office:value="12" calcext:value-type="currency">
            <text:p>$12.0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17" calcext:value-type="date">
            <text:p>10/17/22</text:p>
          </table:table-cell>
          <table:table-cell table:style-name="ce855" office:value-type="string" calcext:value-type="string">
            <text:p>10/6/22-10/17/22</text:p>
          </table:table-cell>
          <table:table-cell table:style-name="ce857" office:value-type="currency" office:currency="USD" office:value="180.1" calcext:value-type="currency">
            <text:p>$180.10</text:p>
          </table:table-cell>
          <table:table-cell table:style-name="ce857" office:value-type="currency" office:currency="USD" office:value="14.42" calcext:value-type="currency">
            <text:p>$14.42</text:p>
          </table:table-cell>
          <table:table-cell table:style-name="ce857" office:value-type="currency" office:currency="USD" office:value="6.66" calcext:value-type="currency">
            <text:p>$6.66</text:p>
          </table:table-cell>
          <table:table-cell table:style-name="ce870" table:formula="of:=SUM([.D23]-[.F23])" office:value-type="currency" office:currency="USD" office:value="173.44" calcext:value-type="currency">
            <text:p>$173.44</text:p>
          </table:table-cell>
          <table:table-cell table:style-name="ce857" table:formula="of:=SUM([.D23]+[.E23]-[.F23])" office:value-type="currency" office:currency="USD" office:value="187.86" calcext:value-type="currency">
            <text:p>$187.86</text:p>
          </table:table-cell>
          <table:table-cell table:style-name="ce857" office:value-type="currency" office:currency="USD" office:value="187.86" calcext:value-type="currency">
            <text:p>$187.86</text:p>
          </table:table-cell>
          <table:table-cell table:style-name="ce855" office:value-type="date" office:date-value="2022-10-14" calcext:value-type="date">
            <text:p>10/14/22</text:p>
          </table:table-cell>
          <table:table-cell table:style-name="ce857"/>
          <table:table-cell table:style-name="ce876" table:formula="of:=[.E23]" office:value-type="currency" office:currency="USD" office:value="14.42" calcext:value-type="currency">
            <text:p>$14.42</text:p>
          </table:table-cell>
          <table:table-cell table:style-name="ce881"/>
          <table:table-cell table:number-columns-repeated="1011"/>
        </table:table-row>
        <table:table-row table:style-name="ro7">
          <table:table-cell table:style-name="ce844"/>
          <table:table-cell table:style-name="ce848" office:value-type="date" office:date-value="2022-10-30" calcext:value-type="date">
            <text:p>10/30/22</text:p>
          </table:table-cell>
          <table:table-cell table:style-name="ce855" office:value-type="string" calcext:value-type="string">
            <text:p>10/20/22-10/31/22</text:p>
          </table:table-cell>
          <table:table-cell table:style-name="ce857" office:value-type="currency" office:currency="USD" office:value="85.61" calcext:value-type="currency">
            <text:p>$85.61</text:p>
          </table:table-cell>
          <table:table-cell table:style-name="ce857" office:value-type="currency" office:currency="USD" office:value="6.86" calcext:value-type="currency">
            <text:p>$6.86</text:p>
          </table:table-cell>
          <table:table-cell table:style-name="ce857" office:value-type="currency" office:currency="USD" office:value="4.11" calcext:value-type="currency">
            <text:p>$4.11</text:p>
          </table:table-cell>
          <table:table-cell table:style-name="ce870" table:formula="of:=SUM([.D24]-[.F24])" office:value-type="currency" office:currency="USD" office:value="81.5" calcext:value-type="currency">
            <text:p>$81.50</text:p>
          </table:table-cell>
          <table:table-cell table:style-name="ce857" table:formula="of:=SUM([.D24]+[.E24]-[.F24])" office:value-type="currency" office:currency="USD" office:value="88.36" calcext:value-type="currency">
            <text:p>$88.36</text:p>
          </table:table-cell>
          <table:table-cell table:style-name="ce857" office:value-type="currency" office:currency="USD" office:value="182.85" calcext:value-type="currency">
            <text:p>$182.85</text:p>
          </table:table-cell>
          <table:table-cell table:style-name="ce855" office:value-type="date" office:date-value="2022-10-27" calcext:value-type="date">
            <text:p>10/27/22</text:p>
          </table:table-cell>
          <table:table-cell table:style-name="ce857" office:value-type="currency" office:currency="USD" office:value="88.36" calcext:value-type="currency">
            <text:p>$88.36</text:p>
          </table:table-cell>
          <table:table-cell table:style-name="ce876" table:formula="of:=[.E24]" office:value-type="currency" office:currency="USD" office:value="6.86" calcext:value-type="currency">
            <text:p>$6.86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1-01" calcext:value-type="date">
            <text:p>11/01/22</text:p>
          </table:table-cell>
          <table:table-cell table:style-name="ce855" office:value-type="string" calcext:value-type="string">
            <text:p>11/1/22-11/13/22</text:p>
          </table:table-cell>
          <table:table-cell table:style-name="ce857" office:value-type="currency" office:currency="USD" office:value="399.49" calcext:value-type="currency">
            <text:p>$399.49</text:p>
          </table:table-cell>
          <table:table-cell table:style-name="ce857" office:value-type="currency" office:currency="USD" office:value="31.96" calcext:value-type="currency">
            <text:p>$31.96</text:p>
          </table:table-cell>
          <table:table-cell table:style-name="ce857" office:value-type="currency" office:currency="USD" office:value="13.04" calcext:value-type="currency">
            <text:p>$13.04</text:p>
          </table:table-cell>
          <table:table-cell table:style-name="ce870" table:formula="of:=SUM([.D25]-[.F25])" office:value-type="currency" office:currency="USD" office:value="386.45" calcext:value-type="currency">
            <text:p>$386.45</text:p>
          </table:table-cell>
          <table:table-cell table:style-name="ce857" table:formula="of:=SUM([.D25]+[.E25]-[.F25])" office:value-type="currency" office:currency="USD" office:value="418.41" calcext:value-type="currency">
            <text:p>$418.41</text:p>
          </table:table-cell>
          <table:table-cell table:style-name="ce857" office:value-type="currency" office:currency="USD" office:value="418.41" calcext:value-type="currency">
            <text:p>$418.41</text:p>
          </table:table-cell>
          <table:table-cell table:style-name="ce855" office:value-type="date" office:date-value="2022-11-19" calcext:value-type="date">
            <text:p>11/19/22</text:p>
          </table:table-cell>
          <table:table-cell table:style-name="ce857"/>
          <table:table-cell table:style-name="ce876" table:formula="of:=[.E25]" office:value-type="currency" office:currency="USD" office:value="31.96" calcext:value-type="currency">
            <text:p>$31.9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1-27" calcext:value-type="date">
            <text:p>11/27/22</text:p>
          </table:table-cell>
          <table:table-cell table:style-name="ce855" office:value-type="string" calcext:value-type="string">
            <text:p>11/17/22-11/27/22</text:p>
          </table:table-cell>
          <table:table-cell table:style-name="ce857" office:value-type="currency" office:currency="USD" office:value="398.5" calcext:value-type="currency">
            <text:p>$398.50</text:p>
          </table:table-cell>
          <table:table-cell table:style-name="ce857" office:value-type="currency" office:currency="USD" office:value="31.88" calcext:value-type="currency">
            <text:p>$31.88</text:p>
          </table:table-cell>
          <table:table-cell table:style-name="ce857" office:value-type="currency" office:currency="USD" office:value="15.17" calcext:value-type="currency">
            <text:p>$15.17</text:p>
          </table:table-cell>
          <table:table-cell table:style-name="ce870" table:formula="of:=SUM([.D26]-[.F26])" office:value-type="currency" office:currency="USD" office:value="383.33" calcext:value-type="currency">
            <text:p>$383.33</text:p>
          </table:table-cell>
          <table:table-cell table:style-name="ce857" table:formula="of:=SUM([.D26]+[.E26]-[.F26])" office:value-type="currency" office:currency="USD" office:value="415.21" calcext:value-type="currency">
            <text:p>$415.21</text:p>
          </table:table-cell>
          <table:table-cell table:style-name="ce857"/>
          <table:table-cell table:style-name="ce855"/>
          <table:table-cell table:style-name="ce857" office:value-type="currency" office:currency="USD" office:value="415.21" calcext:value-type="currency">
            <text:p>$415.21</text:p>
          </table:table-cell>
          <table:table-cell table:style-name="ce876" table:formula="of:=[.E26]" office:value-type="currency" office:currency="USD" office:value="31.88" calcext:value-type="currency">
            <text:p>$31.88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2-11" calcext:value-type="date">
            <text:p>12/11/22</text:p>
          </table:table-cell>
          <table:table-cell table:style-name="ce855" office:value-type="string" calcext:value-type="string">
            <text:p>12/1/22-12/11/22</text:p>
          </table:table-cell>
          <table:table-cell table:style-name="ce857" office:value-type="currency" office:currency="USD" office:value="434.78" calcext:value-type="currency">
            <text:p>$434.78</text:p>
          </table:table-cell>
          <table:table-cell table:style-name="ce857" office:value-type="currency" office:currency="USD" office:value="34.8" calcext:value-type="currency">
            <text:p>$34.80</text:p>
          </table:table-cell>
          <table:table-cell table:style-name="ce857" office:value-type="currency" office:currency="USD" office:value="14.95" calcext:value-type="currency">
            <text:p>$14.95</text:p>
          </table:table-cell>
          <table:table-cell table:style-name="ce870" table:formula="of:=SUM([.D27]-[.F27])" office:value-type="currency" office:currency="USD" office:value="419.83" calcext:value-type="currency">
            <text:p>$419.83</text:p>
          </table:table-cell>
          <table:table-cell table:style-name="ce857" table:formula="of:=SUM([.D27]+[.E27]-[.F27])" office:value-type="currency" office:currency="USD" office:value="454.63" calcext:value-type="currency">
            <text:p>$454.63</text:p>
          </table:table-cell>
          <table:table-cell table:style-name="ce857" office:value-type="currency" office:currency="USD" office:value="454.63" calcext:value-type="currency">
            <text:p>$454.63</text:p>
          </table:table-cell>
          <table:table-cell table:style-name="ce855" office:value-type="date" office:date-value="2022-12-11" calcext:value-type="date">
            <text:p>12/11/22</text:p>
          </table:table-cell>
          <table:table-cell table:style-name="ce857"/>
          <table:table-cell table:style-name="ce876" table:formula="of:=[.E27]" office:value-type="currency" office:currency="USD" office:value="34.8" calcext:value-type="currency">
            <text:p>$34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9" office:value-type="date" office:date-value="2022-12-23" calcext:value-type="date">
            <text:p>12/23/22</text:p>
          </table:table-cell>
          <table:table-cell table:style-name="ce856" office:value-type="string" calcext:value-type="string">
            <text:p>12/15/22-12/24/22</text:p>
          </table:table-cell>
          <table:table-cell table:style-name="ce863" office:value-type="currency" office:currency="USD" office:value="525.34" calcext:value-type="currency">
            <text:p>$525.34</text:p>
          </table:table-cell>
          <table:table-cell table:style-name="ce863" office:value-type="currency" office:currency="USD" office:value="42.04" calcext:value-type="currency">
            <text:p>$42.04</text:p>
          </table:table-cell>
          <table:table-cell table:style-name="ce863" office:value-type="currency" office:currency="USD" office:value="21.82" calcext:value-type="currency">
            <text:p>$21.82</text:p>
          </table:table-cell>
          <table:table-cell table:style-name="ce893" table:formula="of:=SUM([.D28]-[.F28])" office:value-type="currency" office:currency="USD" office:value="503.52" calcext:value-type="currency">
            <text:p>$503.52</text:p>
          </table:table-cell>
          <table:table-cell table:style-name="ce863" table:formula="of:=SUM([.D28]+[.E28]-[.F28])" office:value-type="currency" office:currency="USD" office:value="545.56" calcext:value-type="currency">
            <text:p>$545.56</text:p>
          </table:table-cell>
          <table:table-cell table:style-name="ce863" office:value-type="currency" office:currency="USD" office:value="545.56" calcext:value-type="currency">
            <text:p>$545.56</text:p>
          </table:table-cell>
          <table:table-cell table:style-name="ce856" office:value-type="date" office:date-value="2022-12-23" calcext:value-type="date">
            <text:p>12/23/22</text:p>
          </table:table-cell>
          <table:table-cell table:style-name="ce863"/>
          <table:table-cell table:style-name="ce877" table:formula="of:=[.E28]" office:value-type="currency" office:currency="USD" office:value="42.04" calcext:value-type="currency">
            <text:p>$42.0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formula="of:=SUM([.D2:.D28])" office:value-type="currency" office:currency="USD" office:value="3924.48" calcext:value-type="currency">
            <text:p>$3,924.48</text:p>
          </table:table-cell>
          <table:table-cell table:style-name="ce857" table:formula="of:=SUM([.E2:.E28])" office:value-type="currency" office:currency="USD" office:value="312.24" calcext:value-type="currency">
            <text:p>$312.24</text:p>
          </table:table-cell>
          <table:table-cell table:style-name="ce857" table:formula="of:=SUM([.F2:.F28])" office:value-type="currency" office:currency="USD" office:value="140.8" calcext:value-type="currency">
            <text:p>$140.80</text:p>
          </table:table-cell>
          <table:table-cell table:style-name="ce870" table:formula="of:=SUM([.D29]-[.F29])" office:value-type="currency" office:currency="USD" office:value="3783.68" calcext:value-type="currency">
            <text:p>$3,783.68</text:p>
          </table:table-cell>
          <table:table-cell table:style-name="ce857" table:formula="of:=SUM([.D29]+[.E29]-[.F29])" office:value-type="currency" office:currency="USD" office:value="4095.92" calcext:value-type="currency">
            <text:p>$4,095.92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29]" office:value-type="currency" office:currency="USD" office:value="312.24" calcext:value-type="currency">
            <text:p>$312.2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0]-[.F30])" office:value-type="currency" office:currency="USD" office:value="0" calcext:value-type="currency">
            <text:p>$0.00</text:p>
          </table:table-cell>
          <table:table-cell table:style-name="ce857" table:formula="of:=SUM([.D30]+[.E30]-[.F3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1]-[.F31])" office:value-type="currency" office:currency="USD" office:value="0" calcext:value-type="currency">
            <text:p>$0.00</text:p>
          </table:table-cell>
          <table:table-cell table:style-name="ce857" table:formula="of:=SUM([.D31]+[.E31]-[.F3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2]-[.F32])" office:value-type="currency" office:currency="USD" office:value="0" calcext:value-type="currency">
            <text:p>$0.00</text:p>
          </table:table-cell>
          <table:table-cell table:style-name="ce857" table:formula="of:=SUM([.D32]+[.E32]-[.F3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3]-[.F33])" office:value-type="currency" office:currency="USD" office:value="0" calcext:value-type="currency">
            <text:p>$0.00</text:p>
          </table:table-cell>
          <table:table-cell table:style-name="ce857" table:formula="of:=SUM([.D33]+[.E33]-[.F33])" office:value-type="currency" office:currency="USD" office:value="0" calcext:value-type="currency">
            <text:p>$0.00</text:p>
          </table:table-cell>
          <table:table-cell table:style-name="ce857"/>
          <table:table-cell table:style-name="ce874"/>
          <table:table-cell table:style-name="ce857"/>
          <table:table-cell table:style-name="ce876" table:formula="of:=[.E3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4]-[.F34])" office:value-type="currency" office:currency="USD" office:value="0" calcext:value-type="currency">
            <text:p>$0.00</text:p>
          </table:table-cell>
          <table:table-cell table:style-name="ce857" table:formula="of:=SUM([.D34]+[.E34]-[.F3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5]-[.F35])" office:value-type="currency" office:currency="USD" office:value="0" calcext:value-type="currency">
            <text:p>$0.00</text:p>
          </table:table-cell>
          <table:table-cell table:style-name="ce857" table:formula="of:=SUM([.D35]+[.E35]-[.F3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6]-[.F36])" office:value-type="currency" office:currency="USD" office:value="0" calcext:value-type="currency">
            <text:p>$0.00</text:p>
          </table:table-cell>
          <table:table-cell table:style-name="ce857" table:formula="of:=SUM([.D36]+[.E36]-[.F3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7]-[.F37])" office:value-type="currency" office:currency="USD" office:value="0" calcext:value-type="currency">
            <text:p>$0.00</text:p>
          </table:table-cell>
          <table:table-cell table:style-name="ce857" table:formula="of:=SUM([.D37]+[.E37]-[.F3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8]-[.F38])" office:value-type="currency" office:currency="USD" office:value="0" calcext:value-type="currency">
            <text:p>$0.00</text:p>
          </table:table-cell>
          <table:table-cell table:style-name="ce857" table:formula="of:=SUM([.D38]+[.E38]-[.F3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9]-[.F39])" office:value-type="currency" office:currency="USD" office:value="0" calcext:value-type="currency">
            <text:p>$0.00</text:p>
          </table:table-cell>
          <table:table-cell table:style-name="ce857" table:formula="of:=SUM([.D39]+[.E39]-[.F3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0]-[.F40])" office:value-type="currency" office:currency="USD" office:value="0" calcext:value-type="currency">
            <text:p>$0.00</text:p>
          </table:table-cell>
          <table:table-cell table:style-name="ce857" table:formula="of:=SUM([.D40]+[.E40]-[.F4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1]-[.F41])" office:value-type="currency" office:currency="USD" office:value="0" calcext:value-type="currency">
            <text:p>$0.00</text:p>
          </table:table-cell>
          <table:table-cell table:style-name="ce857" table:formula="of:=SUM([.D41]+[.E41]-[.F4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2]-[.F42])" office:value-type="currency" office:currency="USD" office:value="0" calcext:value-type="currency">
            <text:p>$0.00</text:p>
          </table:table-cell>
          <table:table-cell table:style-name="ce857" table:formula="of:=SUM([.D42]+[.E42]-[.F4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3]-[.F43])" office:value-type="currency" office:currency="USD" office:value="0" calcext:value-type="currency">
            <text:p>$0.00</text:p>
          </table:table-cell>
          <table:table-cell table:style-name="ce857" table:formula="of:=SUM([.D43]+[.E43]-[.F4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4]-[.F44])" office:value-type="currency" office:currency="USD" office:value="0" calcext:value-type="currency">
            <text:p>$0.00</text:p>
          </table:table-cell>
          <table:table-cell table:style-name="ce857" table:formula="of:=SUM([.D44]+[.E44]-[.F4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5]-[.F45])" office:value-type="currency" office:currency="USD" office:value="0" calcext:value-type="currency">
            <text:p>$0.00</text:p>
          </table:table-cell>
          <table:table-cell table:style-name="ce857" table:formula="of:=SUM([.D45]+[.E45]-[.F4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6]-[.F46])" office:value-type="currency" office:currency="USD" office:value="0" calcext:value-type="currency">
            <text:p>$0.00</text:p>
          </table:table-cell>
          <table:table-cell table:style-name="ce857" table:formula="of:=SUM([.D46]+[.E46]-[.F4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7]-[.F47])" office:value-type="currency" office:currency="USD" office:value="0" calcext:value-type="currency">
            <text:p>$0.00</text:p>
          </table:table-cell>
          <table:table-cell table:style-name="ce857" table:formula="of:=SUM([.D47]+[.E47]-[.F4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8]-[.F48])" office:value-type="currency" office:currency="USD" office:value="0" calcext:value-type="currency">
            <text:p>$0.00</text:p>
          </table:table-cell>
          <table:table-cell table:style-name="ce857" table:formula="of:=SUM([.D48]+[.E48]-[.F4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9]-[.F49])" office:value-type="currency" office:currency="USD" office:value="0" calcext:value-type="currency">
            <text:p>$0.00</text:p>
          </table:table-cell>
          <table:table-cell table:style-name="ce857" table:formula="of:=SUM([.D49]+[.E49]-[.F4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0]-[.F50])" office:value-type="currency" office:currency="USD" office:value="0" calcext:value-type="currency">
            <text:p>$0.00</text:p>
          </table:table-cell>
          <table:table-cell table:style-name="ce857" table:formula="of:=SUM([.D50]+[.E50]-[.F5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 table:formula="of:=SUM([.D51]-[.F51])" office:value-type="currency" office:currency="USD" office:value="0" calcext:value-type="currency">
            <text:p>$0.00</text:p>
          </table:table-cell>
          <table:table-cell table:style-name="ce857" table:formula="of:=SUM([.D51]+[.E51]-[.F51])" office:value-type="currency" office:currency="USD" office:value="0" calcext:value-type="currency">
            <text:p>$0.00</text:p>
          </table:table-cell>
          <table:table-cell table:style-name="ce865"/>
          <table:table-cell table:style-name="ce858"/>
          <table:table-cell table:style-name="ce865"/>
          <table:table-cell table:style-name="ce876" table:formula="of:=[.E51]" office:value-type="currency" office:currency="USD" office:value="0" calcext:value-type="currency">
            <text:p>$0.00</text:p>
          </table:table-cell>
          <table:table-cell table:style-name="ce882"/>
          <table:table-cell table:style-name="ce887" table:number-columns-repeated="2"/>
          <table:table-cell table:style-name="ce891" table:number-columns-repeated="1009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 table:formula="of:=SUM([.D52]-[.F52])" office:value-type="currency" office:currency="USD" office:value="0" calcext:value-type="currency">
            <text:p>$0.00</text:p>
          </table:table-cell>
          <table:table-cell table:style-name="ce857" table:formula="of:=SUM([.D52]+[.E52]-[.F52])" office:value-type="currency" office:currency="USD" office:value="0" calcext:value-type="currency">
            <text:p>$0.00</text:p>
          </table:table-cell>
          <table:table-cell table:style-name="ce866"/>
          <table:table-cell table:style-name="ce859"/>
          <table:table-cell table:style-name="ce866"/>
          <table:table-cell table:style-name="ce876" table:formula="of:=[.E52]" office:value-type="currency" office:currency="USD" office:value="0" calcext:value-type="currency">
            <text:p>$0.00</text:p>
          </table:table-cell>
          <table:table-cell table:style-name="ce881"/>
          <table:table-cell table:style-name="ce888" table:number-columns-repeated="2"/>
          <table:table-cell table:style-name="ce892" table:number-columns-repeated="1009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3]-[.F53])" office:value-type="currency" office:currency="USD" office:value="0" calcext:value-type="currency">
            <text:p>$0.00</text:p>
          </table:table-cell>
          <table:table-cell table:style-name="ce857" table:formula="of:=SUM([.D53]+[.E53]-[.F5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4]-[.F54])" office:value-type="currency" office:currency="USD" office:value="0" calcext:value-type="currency">
            <text:p>$0.00</text:p>
          </table:table-cell>
          <table:table-cell table:style-name="ce857" table:formula="of:=SUM([.D54]+[.E54]-[.F5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5]-[.F55])" office:value-type="currency" office:currency="USD" office:value="0" calcext:value-type="currency">
            <text:p>$0.00</text:p>
          </table:table-cell>
          <table:table-cell table:style-name="ce857" table:formula="of:=SUM([.D55]+[.E55]-[.F5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6]-[.F56])" office:value-type="currency" office:currency="USD" office:value="0" calcext:value-type="currency">
            <text:p>$0.00</text:p>
          </table:table-cell>
          <table:table-cell table:style-name="ce857" table:formula="of:=SUM([.D56]+[.E56]-[.F5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7]-[.F57])" office:value-type="currency" office:currency="USD" office:value="0" calcext:value-type="currency">
            <text:p>$0.00</text:p>
          </table:table-cell>
          <table:table-cell table:style-name="ce857" table:formula="of:=SUM([.D57]+[.E57]-[.F5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8]-[.F58])" office:value-type="currency" office:currency="USD" office:value="0" calcext:value-type="currency">
            <text:p>$0.00</text:p>
          </table:table-cell>
          <table:table-cell table:style-name="ce857" table:formula="of:=SUM([.D58]+[.E58]-[.F5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9]-[.F59])" office:value-type="currency" office:currency="USD" office:value="0" calcext:value-type="currency">
            <text:p>$0.00</text:p>
          </table:table-cell>
          <table:table-cell table:style-name="ce857" table:formula="of:=SUM([.D59]+[.E59]-[.F5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0]-[.F60])" office:value-type="currency" office:currency="USD" office:value="0" calcext:value-type="currency">
            <text:p>$0.00</text:p>
          </table:table-cell>
          <table:table-cell table:style-name="ce857" table:formula="of:=SUM([.D60]+[.E60]-[.F6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1]-[.F61])" office:value-type="currency" office:currency="USD" office:value="0" calcext:value-type="currency">
            <text:p>$0.00</text:p>
          </table:table-cell>
          <table:table-cell table:style-name="ce857" table:formula="of:=SUM([.D61]+[.E61]-[.F6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2]-[.F62])" office:value-type="currency" office:currency="USD" office:value="0" calcext:value-type="currency">
            <text:p>$0.00</text:p>
          </table:table-cell>
          <table:table-cell table:style-name="ce857" table:formula="of:=SUM([.D62]+[.E62]-[.F6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3]-[.F63])" office:value-type="currency" office:currency="USD" office:value="0" calcext:value-type="currency">
            <text:p>$0.00</text:p>
          </table:table-cell>
          <table:table-cell table:style-name="ce857" table:formula="of:=SUM([.D63]+[.E63]-[.F6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4]-[.F64])" office:value-type="currency" office:currency="USD" office:value="0" calcext:value-type="currency">
            <text:p>$0.00</text:p>
          </table:table-cell>
          <table:table-cell table:style-name="ce857" table:formula="of:=SUM([.D64]+[.E64]-[.F6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5]-[.F65])" office:value-type="currency" office:currency="USD" office:value="0" calcext:value-type="currency">
            <text:p>$0.00</text:p>
          </table:table-cell>
          <table:table-cell table:style-name="ce857" table:formula="of:=SUM([.D65]+[.E65]-[.F6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6]-[.F66])" office:value-type="currency" office:currency="USD" office:value="0" calcext:value-type="currency">
            <text:p>$0.00</text:p>
          </table:table-cell>
          <table:table-cell table:style-name="ce857" table:formula="of:=SUM([.D66]+[.E66]-[.F6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7]-[.F67])" office:value-type="currency" office:currency="USD" office:value="0" calcext:value-type="currency">
            <text:p>$0.00</text:p>
          </table:table-cell>
          <table:table-cell table:style-name="ce857" table:formula="of:=SUM([.D67]+[.E67]-[.F67])" office:value-type="currency" office:currency="USD" office:value="0" calcext:value-type="currency">
            <text:p>$0.00</text:p>
          </table:table-cell>
          <table:table-cell table:style-name="ce872" table:number-columns-repeated="2"/>
          <table:table-cell table:style-name="ce857"/>
          <table:table-cell table:style-name="ce876" table:formula="of:=[.E6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8]-[.F68])" office:value-type="currency" office:currency="USD" office:value="0" calcext:value-type="currency">
            <text:p>$0.00</text:p>
          </table:table-cell>
          <table:table-cell table:style-name="ce857" table:formula="of:=SUM([.D68]+[.E68]-[.F6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9]-[.F69])" office:value-type="currency" office:currency="USD" office:value="0" calcext:value-type="currency">
            <text:p>$0.00</text:p>
          </table:table-cell>
          <table:table-cell table:style-name="ce857" table:formula="of:=SUM([.D69]+[.E69]-[.F6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0]-[.F70])" office:value-type="currency" office:currency="USD" office:value="0" calcext:value-type="currency">
            <text:p>$0.00</text:p>
          </table:table-cell>
          <table:table-cell table:style-name="ce857" table:formula="of:=SUM([.D70]+[.E70]-[.F7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1]-[.F71])" office:value-type="currency" office:currency="USD" office:value="0" calcext:value-type="currency">
            <text:p>$0.00</text:p>
          </table:table-cell>
          <table:table-cell table:style-name="ce857" table:formula="of:=SUM([.D71]+[.E71]-[.F7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2]-[.F72])" office:value-type="currency" office:currency="USD" office:value="0" calcext:value-type="currency">
            <text:p>$0.00</text:p>
          </table:table-cell>
          <table:table-cell table:style-name="ce857" table:formula="of:=SUM([.D72]+[.E72]-[.F7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3]-[.F73])" office:value-type="currency" office:currency="USD" office:value="0" calcext:value-type="currency">
            <text:p>$0.00</text:p>
          </table:table-cell>
          <table:table-cell table:style-name="ce857" table:formula="of:=SUM([.D73]+[.E73]-[.F7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73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98"/>
        <table:table-column table:style-name="co40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44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08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10">
          <table:table-cell table:style-name="ce895"/>
          <table:table-cell table:number-columns-repeated="1023"/>
        </table:table-row>
        <table:table-row table:style-name="ro12">
          <table:table-cell table:style-name="ce895"/>
          <table:table-cell table:number-columns-repeated="14"/>
          <table:table-cell table:style-name="ce996"/>
          <table:table-cell table:number-columns-repeated="1008"/>
        </table:table-row>
        <table:table-row table:style-name="ro12">
          <table:table-cell table:style-name="ce895"/>
          <table:table-cell table:number-columns-repeated="1023"/>
        </table:table-row>
        <table:table-row table:style-name="ro11" table:number-rows-repeated="3">
          <table:table-cell table:style-name="ce895"/>
          <table:table-cell table:number-columns-repeated="1023"/>
        </table:table-row>
        <table:table-row table:style-name="ro13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6"/>
          <table:table-cell table:style-name="ce903"/>
          <table:table-cell table:style-name="ce915"/>
          <table:table-cell table:style-name="ce927" table:number-columns-repeated="2"/>
          <table:table-cell table:style-name="ce903"/>
          <table:table-cell table:style-name="ce951" table:number-columns-repeated="3"/>
          <table:table-cell/>
          <table:table-cell table:style-name="ce927"/>
          <table:table-cell/>
          <table:table-cell table:style-name="ce989"/>
          <table:table-cell table:style-name="ce993"/>
          <table:table-cell table:style-name="ce927"/>
          <table:table-cell table:style-name="ce951"/>
          <table:table-cell table:style-name="ce903"/>
          <table:table-cell table:style-name="ce927" table:number-columns-repeated="1007"/>
        </table:table-row>
        <table:table-row table:style-name="ro11" table:number-rows-repeated="8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style-name="ce904"/>
          <table:table-cell table:number-columns-repeated="10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 table:number-rows-repeated="7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11"/>
          <table:table-cell table:style-name="ce989"/>
          <table:table-cell table:number-columns-repeated="1011"/>
        </table:table-row>
        <table:table-row table:style-name="ro11">
          <table:table-cell table:style-name="ce895"/>
          <table:table-cell table:number-columns-repeated="13"/>
          <table:table-cell table:style-name="ce998"/>
          <table:table-cell table:number-columns-repeated="1009"/>
        </table:table-row>
        <table:table-row table:style-name="ro11" table:number-rows-repeated="9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97"/>
          <table:table-cell table:number-columns-repeated="1009"/>
        </table:table-row>
        <table:table-row table:style-name="ro11" table:number-rows-repeated="2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5"/>
          <table:table-cell table:style-name="ce916" table:number-columns-repeated="2"/>
          <table:table-cell table:style-name="ce933"/>
          <table:table-cell table:style-name="ce940"/>
          <table:table-cell table:style-name="ce952"/>
          <table:table-cell table:style-name="ce962" table:number-columns-repeated="2"/>
          <table:table-cell/>
          <table:table-cell table:style-name="ce969"/>
          <table:table-cell table:number-columns-repeated="3"/>
          <table:table-cell table:style-name="ce999"/>
          <table:table-cell table:style-name="ce1009"/>
          <table:table-cell table:style-name="ce1018"/>
          <table:table-cell table:style-name="ce1028" table:number-columns-repeated="1006"/>
          <table:table-cell/>
        </table:table-row>
        <table:table-row table:style-name="ro11" table:number-rows-repeated="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/>
          <table:table-cell table:style-name="ce917"/>
          <table:table-cell table:number-columns-repeated="1021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5"/>
          <table:table-cell table:style-name="ce953"/>
          <table:table-cell table:number-columns-repeated="1017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6"/>
          <table:table-cell table:style-name="ce918"/>
          <table:table-cell table:style-name="ce928"/>
          <table:table-cell table:style-name="ce934"/>
          <table:table-cell table:style-name="ce941"/>
          <table:table-cell table:style-name="ce954"/>
          <table:table-cell table:style-name="ce963" table:number-columns-repeated="2"/>
          <table:table-cell/>
          <table:table-cell table:style-name="ce970"/>
          <table:table-cell table:number-columns-repeated="3"/>
          <table:table-cell table:style-name="ce1000"/>
          <table:table-cell table:style-name="ce1010"/>
          <table:table-cell table:style-name="ce1019"/>
          <table:table-cell table:style-name="ce1029" table:number-columns-repeated="1006"/>
          <table:table-cell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 table:number-rows-repeated="2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8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7"/>
          <table:table-cell table:style-name="ce915"/>
          <table:table-cell table:style-name="ce929"/>
          <table:table-cell table:style-name="ce935"/>
          <table:table-cell table:style-name="ce942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table:number-columns-repeated="2"/>
          <table:table-cell table:style-name="ce936"/>
          <table:table-cell table:style-name="ce942"/>
          <table:table-cell table:style-name="ce955"/>
          <table:table-cell table:style-name="ce964" table:number-columns-repeated="2"/>
          <table:table-cell/>
          <table:table-cell table:style-name="ce971"/>
          <table:table-cell table:number-columns-repeated="3"/>
          <table:table-cell table:style-name="ce1002"/>
          <table:table-cell table:style-name="ce1011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68"/>
          <table:table-cell table:style-name="ce1012"/>
          <table:table-cell table:style-name="ce1022"/>
          <table:table-cell table:style-name="ce1032" table:number-columns-repeated="1006"/>
          <table:table-cell/>
        </table:table-row>
        <table:table-row table:style-name="ro11" table:number-rows-repeated="3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9"/>
          <table:table-cell table:style-name="ce960"/>
          <table:table-cell table:number-columns-repeated="1013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/>
          <table:table-cell table:style-name="ce972"/>
          <table:table-cell table:number-columns-repeated="3"/>
          <table:table-cell table:style-name="ce1003"/>
          <table:table-cell table:style-name="ce1013"/>
          <table:table-cell table:style-name="ce1023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51"/>
          <table:table-cell table:number-columns-repeated="3"/>
          <table:table-cell table:style-name="ce1004"/>
          <table:table-cell table:style-name="ce1014"/>
          <table:table-cell table:style-name="ce1024"/>
          <table:table-cell table:style-name="ce1033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/>
          <table:table-cell table:style-name="ce921" table:number-columns-repeated="2"/>
          <table:table-cell table:style-name="ce938"/>
          <table:table-cell table:style-name="ce944"/>
          <table:table-cell table:style-name="ce957"/>
          <table:table-cell table:style-name="ce966" table:number-columns-repeated="3"/>
          <table:table-cell table:style-name="ce973"/>
          <table:table-cell/>
          <table:table-cell table:style-name="ce990"/>
          <table:table-cell table:style-name="ce994"/>
          <table:table-cell table:style-name="ce1005"/>
          <table:table-cell table:style-name="ce1015"/>
          <table:table-cell table:style-name="ce1025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2"/>
          <table:table-cell table:style-name="ce915"/>
          <table:table-cell table:style-name="ce92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46"/>
          <table:table-cell table:style-name="ce959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903"/>
          <table:table-cell table:style-name="ce951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900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911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927"/>
          <table:table-cell table:style-name="ce903"/>
          <table:table-cell table:style-name="ce951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13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8"/>
          <table:table-cell table:style-name="ce951"/>
          <table:table-cell table:number-columns-repeated="3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5"/>
          <table:table-cell table:style-name="ce947"/>
          <table:table-cell table:number-columns-repeated="8"/>
          <table:table-cell table:style-name="ce968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96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016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office:value-type="string" calcext:value-type="string">
            <text:p>Profit /Loss</text:p>
          </table:table-cell>
          <table:table-cell table:style-name="ce1093"/>
          <table:table-cell table:style-name="ce1097" table:number-columns-repeated="1017"/>
        </table:table-row>
        <table:table-row table:style-name="ro1">
          <table:table-cell table:style-name="ce706"/>
          <table:table-cell table:style-name="ce1049"/>
          <table:table-cell table:style-name="ce1065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7"/>
          <table:table-cell table:style-name="ce1050"/>
          <table:table-cell table:style-name="ce1066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9"/>
          <table:table-cell table:style-name="ce1059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0"/>
          <table:table-cell table:style-name="ce1053"/>
          <table:table-cell table:style-name="ce1070"/>
          <table:table-cell table:style-name="ce107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1"/>
          <table:table-cell table:style-name="ce1053"/>
          <table:table-cell table:style-name="ce1071"/>
          <table:table-cell table:style-name="ce108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/>
          <table:table-cell table:style-name="ce1082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3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4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5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/>
          <table:table-cell table:style-name="ce1086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6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5"/>
          <table:table-cell table:style-name="ce1057"/>
          <table:table-cell table:style-name="ce1075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8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9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/>
          <table:table-cell table:style-name="ce1087" table:number-columns-repeated="3"/>
          <table:table-cell table:style-name="ce1094"/>
          <table:table-cell table:number-columns-repeated="1017"/>
        </table:table-row>
        <table:table-row table:style-name="ro1" table:number-rows-repeated="2">
          <table:table-cell table:style-name="ce1046"/>
          <table:table-cell table:style-name="ce1061"/>
          <table:table-cell table:style-name="ce1077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111"/>
          <table:table-cell table:style-name="ce1121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11" office:value-type="string" calcext:value-type="string">
            <text:p>3/24/22-4/4/22</text:p>
          </table:table-cell>
          <table:table-cell table:style-name="ce1121" office:value-type="currency" office:currency="USD" office:value="339" calcext:value-type="currency">
            <text:p>$339.00</text:p>
          </table:table-cell>
          <table:table-cell table:style-name="ce1121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59in" svg:y="0.0173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1in" svg:y="0.0087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46in" svg:y="0.0965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294"/>
        <table:table-column table:style-name="co2" table:default-cell-style-name="ce1325"/>
        <table:table-column table:style-name="co2" table:default-cell-style-name="ce1330"/>
        <table:table-column table:style-name="co2" table:default-cell-style-name="ce1294"/>
        <table:table-column table:style-name="co2" table:default-cell-style-name="ce1336"/>
        <table:table-column table:style-name="co65" table:default-cell-style-name="ce1294"/>
        <table:table-column table:style-name="co2" table:default-cell-style-name="ce1294"/>
        <table:table-column table:style-name="co66" table:default-cell-style-name="ce1294"/>
        <table:table-column table:style-name="co2" table:number-columns-repeated="1016" table:default-cell-style-name="ce1294"/>
        <table:table-row table:style-name="ro2">
          <table:table-cell table:style-name="ce1287"/>
          <table:table-cell table:style-name="ce1295"/>
          <table:table-cell table:style-name="ce1326"/>
          <table:table-cell table:style-name="ce1295"/>
          <table:table-cell table:style-name="ce1333"/>
          <table:table-cell table:style-name="ce1295" table:number-columns-repeated="2"/>
          <table:table-cell table:style-name="ce1287"/>
          <table:table-cell table:style-name="ce1325" table:number-columns-repeated="1016"/>
        </table:table-row>
        <table:table-row table:style-name="ro1">
          <table:table-cell table:style-name="ce1288"/>
          <table:table-cell table:style-name="ce1321" office:value-type="string" calcext:value-type="string">
            <text:p>Date</text:p>
          </table:table-cell>
          <table:table-cell table:style-name="ce1327" office:value-type="string" calcext:value-type="string">
            <text:p>Amount</text:p>
          </table:table-cell>
          <table:table-cell table:style-name="ce1321" office:value-type="string" calcext:value-type="string">
            <text:p>Check Number</text:p>
          </table:table-cell>
          <table:table-cell table:style-name="ce1334" office:value-type="string" calcext:value-type="string">
            <text:p>Date Deposited</text:p>
          </table:table-cell>
          <table:table-cell table:style-name="ce1321" table:number-columns-repeated="2"/>
          <table:table-cell table:style-name="ce1288"/>
          <table:table-cell table:style-name="ce1341" table:number-columns-repeated="1016"/>
        </table:table-row>
        <table:table-row table:style-name="ro1">
          <table:table-cell table:style-name="ce1289"/>
          <table:table-cell table:style-name="ce1322" office:value-type="date" office:date-value="2022-01-23" calcext:value-type="date">
            <text:p>01/23/22</text:p>
          </table:table-cell>
          <table:table-cell table:style-name="ce1328" office:value-type="currency" office:currency="USD" office:value="6.99" calcext:value-type="currency">
            <text:p>$6.99</text:p>
          </table:table-cell>
          <table:table-cell table:style-name="ce1331" office:value-type="float" office:value="27217" calcext:value-type="float">
            <text:p>27217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2-20" calcext:value-type="date">
            <text:p>02/20/22</text:p>
          </table:table-cell>
          <table:table-cell table:style-name="ce1328" office:value-type="currency" office:currency="USD" office:value="56.1" calcext:value-type="currency">
            <text:p>$56.10</text:p>
          </table:table-cell>
          <table:table-cell table:style-name="ce1331" office:value-type="float" office:value="25130" calcext:value-type="float">
            <text:p>25130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3-20" calcext:value-type="date">
            <text:p>03/20/22</text:p>
          </table:table-cell>
          <table:table-cell table:style-name="ce1328" office:value-type="currency" office:currency="USD" office:value="176.7" calcext:value-type="currency">
            <text:p>$176.70</text:p>
          </table:table-cell>
          <table:table-cell table:style-name="ce1331" office:value-type="float" office:value="25456" calcext:value-type="float">
            <text:p>25456</text:p>
          </table:table-cell>
          <table:table-cell table:style-name="ce1322" office:value-type="date" office:date-value="2022-04-17" calcext:value-type="date">
            <text:p>04/1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4-17" calcext:value-type="date">
            <text:p>04/17/22</text:p>
          </table:table-cell>
          <table:table-cell table:style-name="ce1328" office:value-type="currency" office:currency="USD" office:value="109.38" calcext:value-type="currency">
            <text:p>$109.38</text:p>
          </table:table-cell>
          <table:table-cell table:style-name="ce1331" office:value-type="float" office:value="25790" calcext:value-type="float">
            <text:p>25790</text:p>
          </table:table-cell>
          <table:table-cell table:style-name="ce1322" office:value-type="date" office:date-value="2022-04-28" calcext:value-type="date">
            <text:p>04/2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5-16" calcext:value-type="date">
            <text:p>05/16/22</text:p>
          </table:table-cell>
          <table:table-cell table:style-name="ce1328" office:value-type="currency" office:currency="USD" office:value="108.61" calcext:value-type="currency">
            <text:p>$108.61</text:p>
          </table:table-cell>
          <table:table-cell table:style-name="ce1331" office:value-type="float" office:value="26096" calcext:value-type="float">
            <text:p>26096</text:p>
          </table:table-cell>
          <table:table-cell table:style-name="ce1322" office:value-type="date" office:date-value="2022-06-08" calcext:value-type="date">
            <text:p>06/0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6-12" calcext:value-type="date">
            <text:p>06/12/22</text:p>
          </table:table-cell>
          <table:table-cell table:style-name="ce1328" office:value-type="currency" office:currency="USD" office:value="103.08" calcext:value-type="currency">
            <text:p>$103.08</text:p>
          </table:table-cell>
          <table:table-cell table:style-name="ce1331" office:value-type="float" office:value="28776" calcext:value-type="float">
            <text:p>2877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10" calcext:value-type="date">
            <text:p>07/10/22</text:p>
          </table:table-cell>
          <table:table-cell table:style-name="ce1328" office:value-type="currency" office:currency="USD" office:value="146.56" calcext:value-type="currency">
            <text:p>$146.56</text:p>
          </table:table-cell>
          <table:table-cell table:style-name="ce1331" office:value-type="float" office:value="29062" calcext:value-type="float">
            <text:p>29062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24" calcext:value-type="date">
            <text:p>07/24/22</text:p>
          </table:table-cell>
          <table:table-cell table:style-name="ce1328" office:value-type="currency" office:currency="USD" office:value="125.51" calcext:value-type="currency">
            <text:p>$125.51</text:p>
          </table:table-cell>
          <table:table-cell table:style-name="ce1331" office:value-type="float" office:value="29256" calcext:value-type="float">
            <text:p>2925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8-22" calcext:value-type="date">
            <text:p>08/22/22</text:p>
          </table:table-cell>
          <table:table-cell table:style-name="ce1328" office:value-type="currency" office:currency="USD" office:value="65.66" calcext:value-type="currency">
            <text:p>$65.66</text:p>
          </table:table-cell>
          <table:table-cell table:style-name="ce1331" office:value-type="float" office:value="29553" calcext:value-type="float">
            <text:p>29553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9-08" calcext:value-type="date">
            <text:p>09/08/22</text:p>
          </table:table-cell>
          <table:table-cell table:style-name="ce1328" office:value-type="currency" office:currency="USD" office:value="95.04" calcext:value-type="currency">
            <text:p>$95.04</text:p>
          </table:table-cell>
          <table:table-cell table:style-name="ce1331" office:value-type="float" office:value="27497" calcext:value-type="float">
            <text:p>274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0-17" calcext:value-type="date">
            <text:p>10/17/22</text:p>
          </table:table-cell>
          <table:table-cell table:style-name="ce1328" office:value-type="currency" office:currency="USD" office:value="187.86" calcext:value-type="currency">
            <text:p>$187.86</text:p>
          </table:table-cell>
          <table:table-cell table:style-name="ce1331" office:value-type="float" office:value="27797" calcext:value-type="float">
            <text:p>277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1-19" calcext:value-type="date">
            <text:p>11/19/22</text:p>
          </table:table-cell>
          <table:table-cell table:style-name="ce1328" office:value-type="currency" office:currency="USD" office:value="418.41" calcext:value-type="currency">
            <text:p>$418.41</text:p>
          </table:table-cell>
          <table:table-cell table:style-name="ce1331" office:value-type="float" office:value="28113" calcext:value-type="float">
            <text:p>28113</text:p>
          </table:table-cell>
          <table:table-cell table:style-name="ce1322" office:value-type="date" office:date-value="2022-11-30" calcext:value-type="date">
            <text:p>11/30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2-11" calcext:value-type="date">
            <text:p>12/11/22</text:p>
          </table:table-cell>
          <table:table-cell table:style-name="ce1328" office:value-type="currency" office:currency="USD" office:value="454.63" calcext:value-type="currency">
            <text:p>$454.63</text:p>
          </table:table-cell>
          <table:table-cell table:style-name="ce1331" office:value-type="float" office:value="28474" calcext:value-type="float">
            <text:p>28474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7">
          <table:table-cell table:style-name="ce1290"/>
          <table:table-cell table:style-name="ce1322" office:value-type="date" office:date-value="2022-12-23" calcext:value-type="date">
            <text:p>12/23/22</text:p>
          </table:table-cell>
          <table:table-cell table:style-name="ce1328" office:value-type="currency" office:currency="USD" office:value="545.56" calcext:value-type="currency">
            <text:p>$545.56</text:p>
          </table:table-cell>
          <table:table-cell table:style-name="ce1331" office:value-type="float" office:value="30120" calcext:value-type="float">
            <text:p>30120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7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338" office:value-type="string" calcext:value-type="string">
            <text:p>**In november didn’t pay for facebook commerical so I called it even. Taking as cost for that.</text:p>
          </table:table-cell>
          <table:table-cell table:style-name="ce1289"/>
          <table:table-cell table:style-name="ce807" table:number-columns-repeated="1016"/>
        </table:table-row>
        <table:table-row table:style-name="ro1">
          <table:table-cell table:style-name="ce1290"/>
          <table:table-cell table:style-name="ce1322" office:value-type="date" office:date-value="2023-02-26" calcext:value-type="date">
            <text:p>02/26/23</text:p>
          </table:table-cell>
          <table:table-cell table:style-name="ce1328" office:value-type="currency" office:currency="USD" office:value="248.26" calcext:value-type="currency">
            <text:p>$248.26</text:p>
          </table:table-cell>
          <table:table-cell table:style-name="ce1331" office:value-type="float" office:value="30489" calcext:value-type="float">
            <text:p>30489</text:p>
          </table:table-cell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7">
          <table:table-cell table:style-name="ce1290"/>
          <table:table-cell table:style-name="ce1323"/>
          <table:table-cell table:style-name="ce1328"/>
          <table:table-cell table:style-name="ce1331"/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6">
          <table:table-cell table:style-name="ce1291"/>
          <table:table-cell table:style-name="ce1324"/>
          <table:table-cell table:style-name="ce1329"/>
          <table:table-cell table:style-name="ce1332"/>
          <table:table-cell table:style-name="ce1335"/>
          <table:table-cell table:style-name="ce1332" table:number-columns-repeated="2"/>
          <table:table-cell table:style-name="ce1340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350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69"/>
        <table:table-column table:style-name="co75" table:default-cell-style-name="ce1369"/>
        <table:table-column table:style-name="co76" table:default-cell-style-name="ce1389"/>
        <table:table-column table:style-name="co2" table:default-cell-style-name="ce1369"/>
        <table:table-column table:style-name="co77" table:default-cell-style-name="ce1405"/>
        <table:table-column table:style-name="co78" table:default-cell-style-name="ce1405"/>
        <table:table-column table:style-name="co23" table:default-cell-style-name="ce1405"/>
        <table:table-column table:style-name="co79" table:default-cell-style-name="ce1405"/>
        <table:table-column table:style-name="co80" table:default-cell-style-name="ce1405"/>
        <table:table-column table:style-name="co81" table:default-cell-style-name="ce1405"/>
        <table:table-column table:style-name="co82" table:default-cell-style-name="ce1405"/>
        <table:table-column table:style-name="co83" table:default-cell-style-name="ce1405"/>
        <table:table-column table:style-name="co84" table:default-cell-style-name="ce1420"/>
        <table:table-column table:style-name="co85" table:default-cell-style-name="ce1442"/>
        <table:table-column table:style-name="co86" table:default-cell-style-name="ce1446"/>
        <table:table-column table:style-name="co2" table:default-cell-style-name="ce1405"/>
        <table:table-column table:style-name="co87" table:default-cell-style-name="ce1405"/>
        <table:table-column table:style-name="co2" table:number-columns-repeated="2" table:default-cell-style-name="ce1405"/>
        <table:table-column table:style-name="co2" table:number-columns-repeated="1004" table:default-cell-style-name="ce1369"/>
        <table:table-row table:style-name="ro20">
          <table:table-cell table:style-name="ce1363"/>
          <table:table-cell table:style-name="ce1370"/>
          <table:table-cell table:style-name="ce1380"/>
          <table:table-cell table:style-name="ce1370"/>
          <table:table-cell table:style-name="ce1396" table:number-columns-repeated="8"/>
          <table:table-cell table:style-name="ce1412"/>
          <table:table-cell table:style-name="ce1421"/>
          <table:table-cell table:style-name="ce1443"/>
          <table:table-cell table:style-name="ce1396" table:number-columns-repeated="4"/>
          <table:table-cell table:style-name="ce1370" table:number-columns-repeated="3"/>
          <table:table-cell table:style-name="ce1470" table:number-columns-repeated="1001"/>
        </table:table-row>
        <table:table-row table:style-name="ro1">
          <table:table-cell table:style-name="ce1364"/>
          <table:table-cell table:style-name="ce1371" office:value-type="string" calcext:value-type="string">
            <text:p>Date</text:p>
          </table:table-cell>
          <table:table-cell table:style-name="ce1381" office:value-type="string" calcext:value-type="string">
            <text:p>Qty</text:p>
          </table:table-cell>
          <table:table-cell table:style-name="ce1390" office:value-type="string" calcext:value-type="string">
            <text:p>Description</text:p>
          </table:table-cell>
          <table:table-cell table:style-name="ce1397" office:value-type="string" calcext:value-type="string">
            <text:p>Donna</text:p>
          </table:table-cell>
          <table:table-cell table:style-name="ce1397" office:value-type="string" calcext:value-type="string">
            <text:p>After Sale- Donna</text:p>
          </table:table-cell>
          <table:table-cell table:style-name="ce1397" office:value-type="string" calcext:value-type="string">
            <text:p>Donna Total Sales</text:p>
          </table:table-cell>
          <table:table-cell table:style-name="ce1397" office:value-type="string" calcext:value-type="string">
            <text:p>Totaled- Donna</text:p>
          </table:table-cell>
          <table:table-cell table:style-name="ce1397" office:value-type="string" calcext:value-type="string">
            <text:p>Christine</text:p>
          </table:table-cell>
          <table:table-cell table:style-name="ce1397" office:value-type="string" calcext:value-type="string">
            <text:p>After Sale – Christine</text:p>
          </table:table-cell>
          <table:table-cell table:style-name="ce1397" office:value-type="string" calcext:value-type="string">
            <text:p>Christine Total Amt</text:p>
          </table:table-cell>
          <table:table-cell table:style-name="ce1397" office:value-type="string" calcext:value-type="string">
            <text:p>Totaled – Christine</text:p>
          </table:table-cell>
          <table:table-cell table:style-name="ce1413" office:value-type="string" calcext:value-type="string">
            <text:p>Ck Amt.</text:p>
          </table:table-cell>
          <table:table-cell table:style-name="ce1422" office:value-type="string" calcext:value-type="string">
            <text:p>Ck #</text:p>
          </table:table-cell>
          <table:table-cell table:style-name="ce1371" office:value-type="string" calcext:value-type="string">
            <text:p>date pd.</text:p>
          </table:table-cell>
          <table:table-cell table:style-name="ce1397"/>
          <table:table-cell table:style-name="ce1447" table:number-columns-repeated="3"/>
          <table:table-cell table:style-name="ce1467" table:number-columns-repeated="1004"/>
        </table:table-row>
        <table:table-row table:style-name="ro1">
          <table:table-cell table:style-name="ce1365"/>
          <table:table-cell table:style-name="ce1372" office:value-type="date" office:date-value="2022-02-12" calcext:value-type="date">
            <text:p>02/12/22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Rose Metal Hanger</text:p>
          </table:table-cell>
          <table:table-cell table:style-name="ce1398" office:value-type="currency" office:currency="USD" office:value="6" calcext:value-type="currency">
            <text:p>$6.00</text:p>
          </table:table-cell>
          <table:table-cell table:style-name="ce1398"/>
          <table:table-cell table:style-name="ce1397" table:formula="of:=IF([.F3];[.F3];[.E3])" office:value-type="currency" office:currency="USD" office:value="6" calcext:value-type="currency">
            <text:p>$6.00</text:p>
          </table:table-cell>
          <table:table-cell table:style-name="ce1400"/>
          <table:table-cell table:style-name="ce1398" table:number-columns-repeated="2"/>
          <table:table-cell table:style-name="ce1400" table:formula="of:=IF([.J3];[.J3];[.I3])" office:value-type="currency" office:currency="USD" office:value="0" calcext:value-type="currency">
            <text:p>$0.00</text:p>
          </table:table-cell>
          <table:table-cell table:style-name="ce1400"/>
          <table:table-cell table:style-name="ce1414"/>
          <table:table-cell table:style-name="ce1423" office:value-type="string" calcext:value-type="string">
            <text:p>ck 1012</text:p>
          </table:table-cell>
          <table:table-cell table:style-name="ce1372" office:value-type="date" office:date-value="2022-03-20" calcext:value-type="date">
            <text:p>03/20/22</text:p>
          </table:table-cell>
          <table:table-cell table:style-name="ce1382"/>
          <table:table-cell table:style-name="ce1449" table:number-columns-repeated="1007"/>
        </table:table-row>
        <table:table-row table:style-name="ro1">
          <table:table-cell table:style-name="ce1366"/>
          <table:table-cell table:style-name="ce1373" office:value-type="date" office:date-value="2022-02-12" calcext:value-type="date">
            <text:p>02/12/22</text:p>
          </table:table-cell>
          <table:table-cell table:style-name="ce1383" office:value-type="string" calcext:value-type="string">
            <text:p>1</text:p>
          </table:table-cell>
          <table:table-cell table:style-name="ce1391" office:value-type="string" calcext:value-type="string">
            <text:p>Magnet</text:p>
          </table:table-cell>
          <table:table-cell table:style-name="ce1399" office:value-type="currency" office:currency="USD" office:value="8" calcext:value-type="currency">
            <text:p>$8.00</text:p>
          </table:table-cell>
          <table:table-cell table:style-name="ce1399"/>
          <table:table-cell table:style-name="ce1397" table:formula="of:=IF([.F4];[.F4];[.E4])" office:value-type="currency" office:currency="USD" office:value="8" calcext:value-type="currency">
            <text:p>$8.00</text:p>
          </table:table-cell>
          <table:table-cell table:style-name="ce1399" table:number-columns-repeated="3"/>
          <table:table-cell table:style-name="ce1400" table:formula="of:=IF([.J4];[.J4];[.I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24" office:value-type="string" calcext:value-type="string">
            <text:p>ck 1012</text:p>
          </table:table-cell>
          <table:table-cell table:style-name="ce1444" office:value-type="date" office:date-value="2022-03-20" calcext:value-type="date">
            <text:p>03/20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2-24" calcext:value-type="date">
            <text:p>02/24/22</text:p>
          </table:table-cell>
          <table:table-cell table:style-name="ce1384" office:value-type="string" calcext:value-type="string">
            <text:p>1</text:p>
          </table:table-cell>
          <table:table-cell table:style-name="ce1392" office:value-type="string" calcext:value-type="string">
            <text:p>DA-Keychain</text:p>
          </table:table-cell>
          <table:table-cell table:style-name="ce1400" office:value-type="currency" office:currency="USD" office:value="6.5" calcext:value-type="currency">
            <text:p>$6.50</text:p>
          </table:table-cell>
          <table:table-cell table:style-name="ce1400"/>
          <table:table-cell table:style-name="ce1397" table:formula="of:=IF([.F5];[.F5];[.E5])" office:value-type="currency" office:currency="USD" office:value="6.5" calcext:value-type="currency">
            <text:p>$6.50</text:p>
          </table:table-cell>
          <table:table-cell table:style-name="ce1400" table:number-columns-repeated="3"/>
          <table:table-cell table:style-name="ce1400" table:formula="of:=IF([.J5];[.J5];[.I5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5"/>
          <table:table-cell table:style-name="ce1388" table:number-columns-repeated="2"/>
          <table:table-cell table:number-columns-repeated="1007"/>
        </table:table-row>
        <table:table-row table:style-name="ro21">
          <table:table-cell table:style-name="ce1367"/>
          <table:table-cell table:style-name="ce1375"/>
          <table:table-cell table:style-name="ce1385"/>
          <table:table-cell table:style-name="ce1393"/>
          <table:table-cell table:style-name="ce1401"/>
          <table:table-cell table:style-name="ce1406"/>
          <table:table-cell table:style-name="ce1397" table:formula="of:=IF([.F6];[.F6];[.E6])" office:value-type="currency" office:currency="USD" office:value="0" calcext:value-type="currency">
            <text:p>$0.00</text:p>
          </table:table-cell>
          <table:table-cell table:style-name="ce1408" office:value-type="currency" office:currency="USD" office:value="43" calcext:value-type="currency">
            <text:p>$43.00</text:p>
          </table:table-cell>
          <table:table-cell table:style-name="ce1401" table:number-columns-repeated="2"/>
          <table:table-cell table:style-name="ce1399" table:formula="of:=IF([.J6];[.J6];[.I6])" office:value-type="currency" office:currency="USD" office:value="0" calcext:value-type="currency">
            <text:p>$0.00</text:p>
          </table:table-cell>
          <table:table-cell table:style-name="ce1399"/>
          <table:table-cell table:style-name="ce1408" office:value-type="currency" office:currency="USD" office:value="43" calcext:value-type="currency">
            <text:p>$43.00</text:p>
          </table:table-cell>
          <table:table-cell table:style-name="ce1436" office:value-type="string" calcext:value-type="string">
            <text:p>Ck 1012</text:p>
          </table:table-cell>
          <table:table-cell table:style-name="ce1445" office:value-type="date" office:date-value="2022-03-20" calcext:value-type="date">
            <text:p>03/20/22</text:p>
          </table:table-cell>
          <table:table-cell table:style-name="ce1399" office:value-type="string" calcext:value-type="string">
            <text:p>* some sales carried over from previous year</text:p>
          </table:table-cell>
          <table:table-cell table:style-name="ce1463" table:number-columns-repeated="3"/>
          <table:table-cell table:style-name="ce1468" table:number-columns-repeated="1004"/>
        </table:table-row>
        <table:table-row table:style-name="ro22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kitty angel</text:p>
          </table:table-cell>
          <table:table-cell table:style-name="ce1400" office:value-type="currency" office:currency="USD" office:value="15" calcext:value-type="currency">
            <text:p>$15.00</text:p>
          </table:table-cell>
          <table:table-cell table:style-name="ce1400" office:value-type="currency" office:currency="USD" office:value="12" calcext:value-type="currency">
            <text:p>$12.00</text:p>
          </table:table-cell>
          <table:table-cell table:style-name="ce1397" table:formula="of:=IF([.F7];[.F7];[.E7])" office:value-type="currency" office:currency="USD" office:value="12" calcext:value-type="currency">
            <text:p>$12.00</text:p>
          </table:table-cell>
          <table:table-cell table:style-name="ce1400" table:number-columns-repeated="3"/>
          <table:table-cell table:style-name="ce1400" table:formula="of:=IF([.J7];[.J7];[.I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Canvas</text:p>
          </table:table-cell>
          <table:table-cell table:style-name="ce1400" office:value-type="currency" office:currency="USD" office:value="75" calcext:value-type="currency">
            <text:p>$75.00</text:p>
          </table:table-cell>
          <table:table-cell table:style-name="ce1400" office:value-type="currency" office:currency="USD" office:value="60" calcext:value-type="currency">
            <text:p>$60.00</text:p>
          </table:table-cell>
          <table:table-cell table:style-name="ce1397" table:formula="of:=IF([.F8];[.F8];[.E8])" office:value-type="currency" office:currency="USD" office:value="60" calcext:value-type="currency">
            <text:p>$60.00</text:p>
          </table:table-cell>
          <table:table-cell table:style-name="ce1400" table:number-columns-repeated="3"/>
          <table:table-cell table:style-name="ce1400" table:formula="of:=IF([.J8];[.J8];[.I8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9" calcext:value-type="date">
            <text:p>03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card*</text:p>
          </table:table-cell>
          <table:table-cell table:style-name="ce1400" table:number-columns-repeated="2"/>
          <table:table-cell table:style-name="ce1397" table:formula="of:=IF([.F9];[.F9];[.E9])" office:value-type="currency" office:currency="USD" office:value="0" calcext:value-type="currency">
            <text:p>$0.00</text:p>
          </table:table-cell>
          <table:table-cell table:style-name="ce1400"/>
          <table:table-cell table:style-name="ce1400" office:value-type="currency" office:currency="USD" office:value="3.25" calcext:value-type="currency">
            <text:p>$3.25</text:p>
          </table:table-cell>
          <table:table-cell table:style-name="ce1400"/>
          <table:table-cell table:style-name="ce1400" table:formula="of:=IF([.J9];[.J9];[.I9])" office:value-type="currency" office:currency="USD" office:value="3.25" calcext:value-type="currency">
            <text:p>$3.25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4-15" calcext:value-type="date">
            <text:p>04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ramed Fairy</text:p>
          </table:table-cell>
          <table:table-cell table:style-name="ce1400" office:value-type="currency" office:currency="USD" office:value="22" calcext:value-type="currency">
            <text:p>$22.00</text:p>
          </table:table-cell>
          <table:table-cell table:style-name="ce1400" office:value-type="currency" office:currency="USD" office:value="19.8" calcext:value-type="currency">
            <text:p>$19.80</text:p>
          </table:table-cell>
          <table:table-cell table:style-name="ce1397" table:formula="of:=IF([.F10];[.F10];[.E10])" office:value-type="currency" office:currency="USD" office:value="19.8" calcext:value-type="currency">
            <text:p>$19.80</text:p>
          </table:table-cell>
          <table:table-cell table:style-name="ce1400" table:number-columns-repeated="3"/>
          <table:table-cell table:style-name="ce1400" table:formula="of:=IF([.J10];[.J10];[.I1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12" calcext:value-type="date">
            <text:p>06/12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Fox</text:p>
          </table:table-cell>
          <table:table-cell table:style-name="ce1400" office:value-type="currency" office:currency="USD" office:value="10" calcext:value-type="currency">
            <text:p>$10.00</text:p>
          </table:table-cell>
          <table:table-cell table:style-name="ce1400"/>
          <table:table-cell table:style-name="ce1397" table:formula="of:=IF([.F11];[.F11];[.E11])" office:value-type="currency" office:currency="USD" office:value="10" calcext:value-type="currency">
            <text:p>$10.00</text:p>
          </table:table-cell>
          <table:table-cell table:style-name="ce1400" table:number-columns-repeated="3"/>
          <table:table-cell table:style-name="ce1400" table:formula="of:=IF([.J11];[.J11];[.I1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25" calcext:value-type="date">
            <text:p>06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Mermaid Pillow</text:p>
          </table:table-cell>
          <table:table-cell table:style-name="ce1400" office:value-type="currency" office:currency="USD" office:value="32" calcext:value-type="currency">
            <text:p>$32.00</text:p>
          </table:table-cell>
          <table:table-cell table:style-name="ce1400"/>
          <table:table-cell table:style-name="ce1397" table:formula="of:=IF([.F12];[.F12];[.E12])" office:value-type="currency" office:currency="USD" office:value="32" calcext:value-type="currency">
            <text:p>$32.00</text:p>
          </table:table-cell>
          <table:table-cell table:style-name="ce1400" table:number-columns-repeated="3"/>
          <table:table-cell table:style-name="ce1400" table:formula="of:=IF([.J12];[.J12];[.I1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7-24" calcext:value-type="date">
            <text:p>07/2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Wallet</text:p>
          </table:table-cell>
          <table:table-cell table:style-name="ce1400" office:value-type="currency" office:currency="USD" office:value="25" calcext:value-type="currency">
            <text:p>$25.00</text:p>
          </table:table-cell>
          <table:table-cell table:style-name="ce1400"/>
          <table:table-cell table:style-name="ce1397" table:formula="of:=IF([.F13];[.F13];[.E13])" office:value-type="currency" office:currency="USD" office:value="25" calcext:value-type="currency">
            <text:p>$25.00</text:p>
          </table:table-cell>
          <table:table-cell table:style-name="ce1400" table:number-columns-repeated="3"/>
          <table:table-cell table:style-name="ce1400" table:formula="of:=IF([.J13];[.J13];[.I1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. Card</text:p>
          </table:table-cell>
          <table:table-cell table:style-name="ce1402" office:value-type="currency" office:currency="USD" office:value="3.5" calcext:value-type="currency">
            <text:p>$3.50</text:p>
          </table:table-cell>
          <table:table-cell table:style-name="ce1402" office:value-type="currency" office:currency="USD" office:value="3.15" calcext:value-type="currency">
            <text:p>$3.15</text:p>
          </table:table-cell>
          <table:table-cell table:style-name="ce1397" table:formula="of:=IF([.F14];[.F14];[.E14])" office:value-type="currency" office:currency="USD" office:value="3.15" calcext:value-type="currency">
            <text:p>$3.15</text:p>
          </table:table-cell>
          <table:table-cell table:style-name="ce1402" table:number-columns-repeated="3"/>
          <table:table-cell table:style-name="ce1400" table:formula="of:=IF([.J14];[.J14];[.I14])" office:value-type="currency" office:currency="USD" office:value="0" calcext:value-type="currency">
            <text:p>$0.00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CM card*</text:p>
          </table:table-cell>
          <table:table-cell table:style-name="ce1403"/>
          <table:table-cell table:style-name="ce1388"/>
          <table:table-cell table:style-name="ce1397" table:formula="of:=IF([.F15];[.F15];[.E15])" office:value-type="currency" office:currency="USD" office:value="0" calcext:value-type="currency">
            <text:p>$0.00</text:p>
          </table:table-cell>
          <table:table-cell table:style-name="ce1402"/>
          <table:table-cell table:style-name="ce1402" office:value-type="currency" office:currency="USD" office:value="3.25" calcext:value-type="currency">
            <text:p>$3.25</text:p>
          </table:table-cell>
          <table:table-cell table:style-name="ce1402" office:value-type="currency" office:currency="USD" office:value="2.93" calcext:value-type="currency">
            <text:p>$2.93</text:p>
          </table:table-cell>
          <table:table-cell table:style-name="ce1400" table:formula="of:=IF([.J15];[.J15];[.I15])" office:value-type="currency" office:currency="USD" office:value="2.93" calcext:value-type="currency">
            <text:p>$2.93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8-04" calcext:value-type="date">
            <text:p>08/04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 Angel Ornament</text:p>
          </table:table-cell>
          <table:table-cell table:style-name="ce1402" office:value-type="currency" office:currency="USD" office:value="10" calcext:value-type="currency">
            <text:p>$10.00</text:p>
          </table:table-cell>
          <table:table-cell table:style-name="ce1402"/>
          <table:table-cell table:style-name="ce1397" table:formula="of:=IF([.F16];[.F16];[.E16])" office:value-type="currency" office:currency="USD" office:value="10" calcext:value-type="currency">
            <text:p>$10.00</text:p>
          </table:table-cell>
          <table:table-cell table:style-name="ce1402" table:number-columns-repeated="3"/>
          <table:table-cell table:style-name="ce1400" table:formula="of:=IF([.J16];[.J16];[.I16])" office:value-type="currency" office:currency="USD" office:value="0" calcext:value-type="currency">
            <text:p>$0.00</text:p>
          </table:table-cell>
          <table:table-cell table:style-name="ce1400"/>
          <table:table-cell table:style-name="ce1417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/>
          <table:table-cell table:style-name="ce1407"/>
          <table:table-cell table:style-name="ce1397" table:formula="of:=IF([.F17];[.F17];[.E17])" office:value-type="currency" office:currency="USD" office:value="0" calcext:value-type="currency">
            <text:p>$0.00</text:p>
          </table:table-cell>
          <table:table-cell table:style-name="ce1409" office:value-type="currency" office:currency="USD" office:value="171.95" calcext:value-type="currency">
            <text:p>$171.95</text:p>
          </table:table-cell>
          <table:table-cell table:style-name="ce1400" table:number-columns-repeated="2"/>
          <table:table-cell table:style-name="ce1400" table:formula="of:=IF([.J17];[.J17];[.I17])" office:value-type="currency" office:currency="USD" office:value="0" calcext:value-type="currency">
            <text:p>$0.00</text:p>
          </table:table-cell>
          <table:table-cell table:style-name="ce1400"/>
          <table:table-cell table:style-name="ce1418" office:value-type="currency" office:currency="USD" office:value="171.95" calcext:value-type="currency">
            <text:p>$171.95</text:p>
          </table:table-cell>
          <table:table-cell table:style-name="ce1440" office:value-type="float" office:value="1042" calcext:value-type="float">
            <text:p>1042</text:p>
          </table:table-cell>
          <table:table-cell table:style-name="ce1445" office:value-type="date" office:date-value="2022-08-27" calcext:value-type="date">
            <text:p>08/27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8"/>
          <table:table-cell table:style-name="ce1378" office:value-type="date" office:date-value="2022-07-21" calcext:value-type="date">
            <text:p>07/21/22</text:p>
          </table:table-cell>
          <table:table-cell table:style-name="ce1387" office:value-type="string" calcext:value-type="string">
            <text:p>1</text:p>
          </table:table-cell>
          <table:table-cell table:style-name="ce1395" office:value-type="string" calcext:value-type="string">
            <text:p>Day Dreamer</text:p>
          </table:table-cell>
          <table:table-cell table:style-name="ce1404" office:value-type="currency" office:currency="USD" office:value="18" calcext:value-type="currency">
            <text:p>$18.00</text:p>
          </table:table-cell>
          <table:table-cell table:style-name="ce1404" office:value-type="currency" office:currency="USD" office:value="14.4" calcext:value-type="currency">
            <text:p>$14.40</text:p>
          </table:table-cell>
          <table:table-cell table:style-name="ce1397" table:formula="of:=IF([.F18];[.F18];[.E18])" office:value-type="currency" office:currency="USD" office:value="14.4" calcext:value-type="currency">
            <text:p>$14.40</text:p>
          </table:table-cell>
          <table:table-cell table:style-name="ce1404" table:number-columns-repeated="3"/>
          <table:table-cell table:style-name="ce1400" table:formula="of:=IF([.J18];[.J18];[.I18])" office:value-type="currency" office:currency="USD" office:value="0" calcext:value-type="currency">
            <text:p>$0.00</text:p>
          </table:table-cell>
          <table:table-cell table:style-name="ce1400"/>
          <table:table-cell table:style-name="ce1419"/>
          <table:table-cell table:style-name="ce1441"/>
          <table:table-cell table:style-name="ce1378"/>
          <table:table-cell table:style-name="ce1404" office:value-type="string" calcext:value-type="string">
            <text:p>* wasnt sure whos print not paid out.</text:p>
          </table:table-cell>
          <table:table-cell table:style-name="ce1464" table:number-columns-repeated="3"/>
          <table:table-cell table:style-name="ce1469" table:number-columns-repeated="1004"/>
        </table:table-row>
        <table:table-row table:style-name="ro1">
          <table:table-cell table:style-name="ce1111"/>
          <table:table-cell table:style-name="ce1379" office:value-type="date" office:date-value="2022-09-04" calcext:value-type="date">
            <text:p>09/04/22</text:p>
          </table:table-cell>
          <table:table-cell table:style-name="ce1388" office:value-type="float" office:value="1" calcext:value-type="float">
            <text:p>1</text:p>
          </table:table-cell>
          <table:table-cell table:style-name="ce1388" office:value-type="string" calcext:value-type="string">
            <text:p>Card-DA</text:p>
          </table:table-cell>
          <table:table-cell table:style-name="ce1403" office:value-type="currency" office:currency="USD" office:value="3.5" calcext:value-type="currency">
            <text:p>$3.50</text:p>
          </table:table-cell>
          <table:table-cell table:style-name="ce1388"/>
          <table:table-cell table:style-name="ce1397" table:formula="of:=IF([.F19];[.F19];[.E19])" office:value-type="currency" office:currency="USD" office:value="3.5" calcext:value-type="currency">
            <text:p>$3.50</text:p>
          </table:table-cell>
          <table:table-cell table:style-name="ce1410"/>
          <table:table-cell table:style-name="ce1388" table:number-columns-repeated="2"/>
          <table:table-cell table:style-name="ce1400" table:formula="of:=IF([.J19];[.J19];[.I19])" office:value-type="currency" office:currency="USD" office:value="0" calcext:value-type="currency">
            <text:p>$0.00</text:p>
          </table:table-cell>
          <table:table-cell table:style-name="ce1400"/>
          <table:table-cell table:style-name="ce1388" table:number-columns-repeated="4"/>
          <table:table-cell table:style-name="ce1111" table:number-columns-repeated="1007"/>
        </table:table-row>
        <table:table-row table:style-name="ro1">
          <table:table-cell table:style-name="ce1366"/>
          <table:table-cell table:style-name="ce1374" office:value-type="date" office:date-value="2022-09-25" calcext:value-type="date">
            <text:p>09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ern</text:p>
          </table:table-cell>
          <table:table-cell table:style-name="ce1403" office:value-type="currency" office:currency="USD" office:value="22" calcext:value-type="currency">
            <text:p>$22.00</text:p>
          </table:table-cell>
          <table:table-cell table:style-name="ce1388"/>
          <table:table-cell table:style-name="ce1397" table:formula="of:=IF([.F20];[.F20];[.E20])" office:value-type="currency" office:currency="USD" office:value="22" calcext:value-type="currency">
            <text:p>$22.00</text:p>
          </table:table-cell>
          <table:table-cell table:style-name="ce1400" table:number-columns-repeated="3"/>
          <table:table-cell table:style-name="ce1400" table:formula="of:=IF([.J20];[.J20];[.I2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0-15" calcext:value-type="date">
            <text:p>10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-Card*</text:p>
          </table:table-cell>
          <table:table-cell table:style-name="ce1400" table:number-columns-repeated="2"/>
          <table:table-cell table:style-name="ce1397"/>
          <table:table-cell table:style-name="ce1400" table:number-columns-repeated="3"/>
          <table:table-cell table:style-name="ce1400" table:formula="of:=IF([.J21];[.J21];[.I2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5" calcext:value-type="date">
            <text:p>11/0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– Print- Bear Clan</text:p>
          </table:table-cell>
          <table:table-cell table:style-name="ce1400" table:number-columns-repeated="2"/>
          <table:table-cell table:style-name="ce1397"/>
          <table:table-cell table:style-name="ce1400"/>
          <table:table-cell table:style-name="ce1400" office:value-type="currency" office:currency="USD" office:value="35" calcext:value-type="currency">
            <text:p>$35.00</text:p>
          </table:table-cell>
          <table:table-cell table:style-name="ce1400" office:value-type="currency" office:currency="USD" office:value="28" calcext:value-type="currency">
            <text:p>$28.00</text:p>
          </table:table-cell>
          <table:table-cell table:style-name="ce1400" table:formula="of:=IF([.J22];[.J22];[.I22])" office:value-type="currency" office:currency="USD" office:value="28" calcext:value-type="currency">
            <text:p>$28.00</text:p>
          </table:table-cell>
          <table:table-cell table:style-name="ce1411" office:value-type="currency" office:currency="USD" office:value="28" calcext:value-type="currency">
            <text:p>$28.00</text:p>
          </table:table-cell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4" calcext:value-type="date">
            <text:p>11/0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in Archway</text:p>
          </table:table-cell>
          <table:table-cell table:style-name="ce1400" office:value-type="currency" office:currency="USD" office:value="18" calcext:value-type="currency">
            <text:p>$18.00</text:p>
          </table:table-cell>
          <table:table-cell table:style-name="ce1400" office:value-type="currency" office:currency="USD" office:value="14.4" calcext:value-type="currency">
            <text:p>$14.40</text:p>
          </table:table-cell>
          <table:table-cell table:style-name="ce1397" table:formula="of:=IF([.F23];[.F23];[.E23])" office:value-type="currency" office:currency="USD" office:value="14.4" calcext:value-type="currency">
            <text:p>$14.40</text:p>
          </table:table-cell>
          <table:table-cell table:style-name="ce1400" table:number-columns-repeated="3"/>
          <table:table-cell table:style-name="ce1400" table:formula="of:=IF([.J23];[.J23];[.I2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27" calcext:value-type="date">
            <text:p>11/27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4];[.F24];[.E24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4];[.J24];[.I2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2-19" calcext:value-type="date">
            <text:p>12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5];[.F25];[.E25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5];[.J25];[.I25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6];[.F26];[.E26])" office:value-type="currency" office:currency="USD" office:value="0" calcext:value-type="currency">
            <text:p>$0.00</text:p>
          </table:table-cell>
          <table:table-cell table:style-name="ce1411" table:formula="of:=SUM([.G18:.G25])" office:value-type="currency" office:currency="USD" office:value="111.3" calcext:value-type="currency">
            <text:p>$111.30</text:p>
          </table:table-cell>
          <table:table-cell table:style-name="ce1400" table:number-columns-repeated="2"/>
          <table:table-cell table:style-name="ce1400" table:formula="of:=IF([.J26];[.J26];[.I26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7];[.F27];[.E27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7];[.J27];[.I2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8];[.F28];[.E28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8];[.J28];[.I28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9];[.F29];[.E29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9];[.J29];[.I29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0];[.F30];[.E30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0];[.J30];[.I3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1];[.F31];[.E31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1];[.J31];[.I3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6"/>
          <table:table-cell table:style-name="ce1400" table:formula="of:=IF([.J32];[.J32];[.I3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8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74"/>
        <table:table-column table:style-name="co74" table:default-cell-style-name="ce1478"/>
        <table:table-column table:style-name="co89" table:default-cell-style-name="ce829"/>
        <table:table-column table:style-name="co90" table:default-cell-style-name="ce1111"/>
        <table:table-column table:style-name="co91" table:default-cell-style-name="ce1121"/>
        <table:table-column table:style-name="co92" table:default-cell-style-name="ce1121"/>
        <table:table-column table:style-name="co93" table:default-cell-style-name="ce1121"/>
        <table:table-column table:style-name="co94" table:default-cell-style-name="ce1486"/>
        <table:table-column table:style-name="co95" table:default-cell-style-name="ce1488"/>
        <table:table-column table:style-name="co96" table:default-cell-style-name="ce1488"/>
        <table:table-column table:style-name="co97" table:default-cell-style-name="ce1488"/>
        <table:table-column table:style-name="co98" table:default-cell-style-name="ce1490"/>
        <table:table-column table:style-name="co99" table:default-cell-style-name="ce1490"/>
        <table:table-column table:style-name="co2" table:default-cell-style-name="ce1488"/>
        <table:table-column table:style-name="co100" table:default-cell-style-name="ce1490"/>
        <table:table-column table:style-name="co2" table:number-columns-repeated="1009" table:default-cell-style-name="ce1490"/>
        <table:table-row table:style-name="ro1">
          <table:table-cell table:style-name="ce1471"/>
          <table:table-cell table:style-name="ce1475" office:value-type="string" calcext:value-type="string">
            <text:p>Date of Rpt</text:p>
          </table:table-cell>
          <table:table-cell table:style-name="ce1475" office:value-type="string" calcext:value-type="string">
            <text:p>Item Missing</text:p>
          </table:table-cell>
          <table:table-cell table:style-name="ce1475" office:value-type="string" calcext:value-type="string">
            <text:p>Item not mine</text:p>
          </table:table-cell>
          <table:table-cell table:style-name="ce1482" office:value-type="string" calcext:value-type="string">
            <text:p>Amount</text:p>
          </table:table-cell>
          <table:table-cell table:style-name="ce1482" office:value-type="string" calcext:value-type="string">
            <text:p>Paid back</text:p>
          </table:table-cell>
          <table:table-cell table:style-name="ce1482" office:value-type="string" calcext:value-type="string">
            <text:p>Paid to me</text:p>
          </table:table-cell>
          <table:table-cell table:style-name="ce1484" office:value-type="string" calcext:value-type="string">
            <text:p>date</text:p>
          </table:table-cell>
          <table:table-cell table:style-name="ce1482" office:value-type="string" calcext:value-type="string">
            <text:p>Rectified</text:p>
          </table:table-cell>
          <table:table-cell table:style-name="ce1482" table:number-columns-repeated="2"/>
          <table:table-cell table:style-name="ce1475" table:number-columns-repeated="2"/>
          <table:table-cell table:style-name="ce1482"/>
          <table:table-cell table:style-name="ce1491"/>
          <table:table-cell table:style-name="ce1494" table:number-columns-repeated="1009"/>
        </table:table-row>
        <table:table-row table:style-name="ro1">
          <table:table-cell table:style-name="ce1472"/>
          <table:table-cell table:style-name="ce1476" office:value-type="date" office:date-value="2022-03-20" calcext:value-type="date">
            <text:p>03/20/22</text:p>
          </table:table-cell>
          <table:table-cell table:style-name="ce1479"/>
          <table:table-cell table:style-name="ce1481" office:value-type="string" calcext:value-type="string">
            <text:p>Rochester Soda Bottle </text:p>
          </table:table-cell>
          <table:table-cell table:number-columns-repeated="2" table:style-name="ce1483" office:value-type="currency" office:currency="USD" office:value="12" calcext:value-type="currency">
            <text:p>$12.00</text:p>
          </table:table-cell>
          <table:table-cell table:style-name="ce1483"/>
          <table:table-cell table:style-name="ce1485" office:value-type="date" office:date-value="2022-04-22" calcext:value-type="date">
            <text:p>04/22/22</text:p>
          </table:table-cell>
          <table:table-cell table:style-name="ce1483" office:value-type="string" calcext:value-type="string">
            <text:p>4/21/22 invoice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72"/>
          <table:table-cell table:style-name="ce1476" office:value-type="date" office:date-value="2002-03-24" calcext:value-type="date">
            <text:p>03/24/02</text:p>
          </table:table-cell>
          <table:table-cell table:style-name="ce1480" office:value-type="string" calcext:value-type="string">
            <text:p>Tag for Sachet but not on sales sheet</text:p>
          </table:table-cell>
          <table:table-cell table:style-name="ce1481"/>
          <table:table-cell table:style-name="ce1483" office:value-type="currency" office:currency="USD" office:value="4.5" calcext:value-type="currency">
            <text:p>$4.50</text:p>
          </table:table-cell>
          <table:table-cell table:style-name="ce1483"/>
          <table:table-cell table:style-name="ce1483" office:value-type="currency" office:currency="USD" office:value="4.5" calcext:value-type="currency">
            <text:p>$4.50</text:p>
          </table:table-cell>
          <table:table-cell table:style-name="ce1485" office:value-type="date" office:date-value="2022-04-22" calcext:value-type="date">
            <text:p>04/22/22</text:p>
          </table:table-cell>
          <table:table-cell table:style-name="ce1487" office:value-type="string" calcext:value-type="string">
            <text:p>paid back 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7">
          <table:table-cell table:style-name="ce1472"/>
          <table:table-cell table:style-name="ce1476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59">
          <table:table-cell table:style-name="ce1472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>
          <table:table-cell table:style-name="ce1473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498"/>
        <table:table-column table:style-name="co75" table:default-cell-style-name="ce1498"/>
        <table:table-column table:style-name="co101" table:default-cell-style-name="ce1498"/>
        <table:table-column table:style-name="co2" table:default-cell-style-name="ce1504"/>
        <table:table-column table:style-name="co2" table:default-cell-style-name="ce1498"/>
        <table:table-column table:style-name="co102" table:default-cell-style-name="ce1512"/>
        <table:table-column table:style-name="co103" table:default-cell-style-name="ce1498"/>
        <table:table-column table:style-name="co81" table:default-cell-style-name="ce1515"/>
        <table:table-column table:style-name="co86" table:default-cell-style-name="ce1518"/>
        <table:table-column table:style-name="co86" table:default-cell-style-name="ce1515"/>
        <table:table-column table:style-name="co2" table:default-cell-style-name="ce1515"/>
        <table:table-column table:style-name="co87" table:default-cell-style-name="ce1515"/>
        <table:table-column table:style-name="co2" table:number-columns-repeated="2" table:default-cell-style-name="ce1515"/>
        <table:table-column table:style-name="co2" table:number-columns-repeated="1009" table:default-cell-style-name="ce1498"/>
        <table:table-row table:style-name="ro20">
          <table:table-cell table:style-name="ce1495"/>
          <table:table-cell table:style-name="ce1499" office:value-type="string" calcext:value-type="string">
            <text:p>Date Ordered</text:p>
          </table:table-cell>
          <table:table-cell table:style-name="ce1499" office:value-type="string" calcext:value-type="string">
            <text:p>Date Received</text:p>
          </table:table-cell>
          <table:table-cell table:style-name="ce1503" office:value-type="string" calcext:value-type="string">
            <text:p>Order #/Ref</text:p>
          </table:table-cell>
          <table:table-cell table:style-name="ce1499" office:value-type="string" calcext:value-type="string">
            <text:p>Company</text:p>
          </table:table-cell>
          <table:table-cell table:style-name="ce1510" office:value-type="string" calcext:value-type="string">
            <text:p>Company Email Site</text:p>
          </table:table-cell>
          <table:table-cell table:style-name="ce1499" office:value-type="string" calcext:value-type="string">
            <text:p>Items</text:p>
          </table:table-cell>
          <table:table-cell table:style-name="ce1514" office:value-type="string" calcext:value-type="string">
            <text:p>Net Cost</text:p>
          </table:table-cell>
          <table:table-cell table:style-name="ce1517" office:value-type="string" calcext:value-type="string">
            <text:p>Tax Credit Paid</text:p>
          </table:table-cell>
          <table:table-cell table:style-name="ce1514" office:value-type="string" calcext:value-type="string">
            <text:p>Shipping Cost</text:p>
          </table:table-cell>
          <table:table-cell table:style-name="ce1514" office:value-type="string" calcext:value-type="string">
            <text:p>Total Cost</text:p>
          </table:table-cell>
          <table:table-cell table:style-name="ce1514" office:value-type="string" calcext:value-type="string">
            <text:p>Running Investment</text:p>
          </table:table-cell>
          <table:table-cell table:style-name="ce1514" office:value-type="string" calcext:value-type="string">
            <text:p>Payment Used</text:p>
          </table:table-cell>
          <table:table-cell table:style-name="ce1514" office:value-type="string" calcext:value-type="string">
            <text:p>Receipt</text:p>
          </table:table-cell>
          <table:table-cell table:style-name="ce1499" office:value-type="string" calcext:value-type="string">
            <text:p>Notes</text:p>
          </table:table-cell>
          <table:table-cell table:style-name="ce1499" table:number-columns-repeated="2"/>
          <table:table-cell table:style-name="ce1520" table:number-columns-repeated="1006"/>
        </table:table-row>
        <table:table-row table:style-name="ro1">
          <table:table-cell table:style-name="ce1496"/>
          <table:table-cell table:style-name="ce150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11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96"/>
          <table:table-cell table:style-name="ce1500" office:value-type="date" office:date-value="2022-03-14" calcext:value-type="date">
            <text:p>03/14/22</text:p>
          </table:table-cell>
          <table:table-cell table:style-name="ce150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09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96"/>
          <table:table-cell table:style-name="ce1500" office:value-type="date" office:date-value="2022-03-15" calcext:value-type="date">
            <text:p>03/15/22</text:p>
          </table:table-cell>
          <table:table-cell table:style-name="ce150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4-04" calcext:value-type="date">
            <text:p>04/04/22</text:p>
          </table:table-cell>
          <table:table-cell table:style-name="ce150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9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496"/>
          <table:table-cell/>
          <table:table-cell table:style-name="ce150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/>
          <table:table-cell table:style-name="ce150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7-21" calcext:value-type="date">
            <text:p>07/21/22</text:p>
          </table:table-cell>
          <table:table-cell table:style-name="ce150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05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96"/>
          <table:table-cell table:style-name="ce1500" office:value-type="date" office:date-value="2022-08-11" calcext:value-type="date">
            <text:p>08/11/22</text:p>
          </table:table-cell>
          <table:table-cell table:style-name="ce150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1" office:value-type="date" office:date-value="2022-09-09" calcext:value-type="date">
            <text:p>09/09/22</text:p>
          </table:table-cell>
          <table:table-cell table:style-name="ce1502"/>
          <table:table-cell table:style-name="ce1505" office:value-type="float" office:value="10390" calcext:value-type="float">
            <text:p>10390</text:p>
          </table:table-cell>
          <table:table-cell table:style-name="ce1505" office:value-type="string" calcext:value-type="string">
            <text:p>Sarah Edmonds</text:p>
          </table:table-cell>
          <table:table-cell table:style-name="ce1513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05" office:value-type="string" calcext:value-type="string">
            <text:p>Pun Mugs</text:p>
          </table:table-cell>
          <table:table-cell table:style-name="ce1516" office:value-type="currency" office:currency="USD" office:value="159.39" calcext:value-type="currency">
            <text:p>$159.39</text:p>
          </table:table-cell>
          <table:table-cell table:style-name="ce1519"/>
          <table:table-cell table:style-name="ce1516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05" office:value-type="string" calcext:value-type="string">
            <text:p>Apple Card</text:p>
          </table:table-cell>
          <table:table-cell table:style-name="ce1497" table:number-columns-repeated="1010"/>
        </table:table-row>
        <table:table-row table:style-name="ro1">
          <table:table-cell table:style-name="ce1497"/>
          <table:table-cell table:style-name="ce1500" office:value-type="date" office:date-value="2022-09-01" calcext:value-type="date">
            <text:p>09/01/22</text:p>
          </table:table-cell>
          <table:table-cell/>
          <table:table-cell table:style-name="ce1506" office:value-type="float" office:value="475656" calcext:value-type="float">
            <text:p>475656</text:p>
          </table:table-cell>
          <table:table-cell table:style-name="ce1509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09-09" calcext:value-type="date">
            <text:p>09/09/22</text:p>
          </table:table-cell>
          <table:table-cell table:style-name="ce150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0-12" calcext:value-type="date">
            <text:p>10/12/22</text:p>
          </table:table-cell>
          <table:table-cell table:style-name="ce150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6" calcext:value-type="date">
            <text:p>11/06/22</text:p>
          </table:table-cell>
          <table:table-cell table:style-name="ce1500" office:value-type="date" office:date-value="2022-11-09" calcext:value-type="date">
            <text:p>11/09/22</text:p>
          </table:table-cell>
          <table:table-cell table:style-name="ce150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3-02-13" calcext:value-type="date">
            <text:p>02/13/23</text:p>
          </table:table-cell>
          <table:table-cell table:style-name="ce150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2-14" calcext:value-type="date">
            <text:p>02/14/23</text:p>
          </table:table-cell>
          <table:table-cell table:style-name="ce1500" office:value-type="date" office:date-value="2022-02-18" calcext:value-type="date">
            <text:p>02/18/22</text:p>
          </table:table-cell>
          <table:table-cell table:style-name="ce1508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496"/>
          <table:table-cell table:style-name="ce1500" office:value-type="date" office:date-value="2023-02-15" calcext:value-type="date">
            <text:p>02/15/23</text:p>
          </table:table-cell>
          <table:table-cell/>
          <table:table-cell table:style-name="ce1508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496"/>
          <table:table-cell table:style-name="ce1500" office:value-type="date" office:date-value="2023-02-17" calcext:value-type="date">
            <text:p>02/17/23</text:p>
          </table:table-cell>
          <table:table-cell/>
          <table:table-cell table:style-name="ce1508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49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835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350" office:value-type="string" calcext:value-type="string">
            <text:p>Date</text:p>
          </table:table-cell>
          <table:table-cell table:style-name="ce1350" office:value-type="string" calcext:value-type="string">
            <text:p>Item Description</text:p>
          </table:table-cell>
          <table:table-cell table:style-name="ce1350" office:value-type="string" calcext:value-type="string">
            <text:p>Reason for lost</text:p>
          </table:table-cell>
          <table:table-cell table:style-name="ce1350"/>
          <table:table-cell table:style-name="ce1522" office:value-type="string" calcext:value-type="string">
            <text:p>Amount Loss</text:p>
          </table:table-cell>
          <table:table-cell table:style-name="ce1350" office:value-type="string" calcext:value-type="string">
            <text:p>Priced Paid</text:p>
          </table:table-cell>
          <table:table-cell table:style-name="ce1350" table:number-columns-repeated="1018"/>
        </table:table-row>
        <table:table-row table:style-name="ro28">
          <table:table-cell table:style-name="ce1521" office:value-type="date" office:date-value="2022-09-01" calcext:value-type="date">
            <text:p>09/01/22</text:p>
          </table:table-cell>
          <table:table-cell table:style-name="ce1350" office:value-type="string" calcext:value-type="string">
            <text:p>Patch </text:p>
          </table:table-cell>
          <table:table-cell table:style-name="ce1350" office:value-type="string" calcext:value-type="string">
            <text:p>gift to Chelsea</text:p>
          </table:table-cell>
          <table:table-cell table:style-name="ce1350"/>
          <table:table-cell table:style-name="ce1522" office:value-type="currency" office:currency="USD" office:value="5.5" calcext:value-type="currency">
            <text:p>$5.50</text:p>
          </table:table-cell>
          <table:table-cell table:style-name="ce1350" office:value-type="float" office:value="2.25" calcext:value-type="float">
            <text:p>2.25</text:p>
          </table:table-cell>
          <table:table-cell table:style-name="ce1350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2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42" table:default-cell-style-name="ce833"/>
        <table:table-column table:style-name="co19" table:default-cell-style-name="ce833"/>
        <table:table-column table:style-name="co20" table:default-cell-style-name="ce833"/>
        <table:table-column table:style-name="co108" table:default-cell-style-name="ce833"/>
        <table:table-column table:style-name="co21" table:default-cell-style-name="ce833"/>
        <table:table-column table:style-name="co22" table:number-columns-repeated="2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/>
          <table:table-cell table:style-name="ce1523" office:value-type="string" calcext:value-type="string">
            <text:p>Date</text:p>
          </table:table-cell>
          <table:table-cell table:style-name="ce1523" office:value-type="string" calcext:value-type="string">
            <text:p>Item</text:p>
          </table:table-cell>
          <table:table-cell table:style-name="ce1523" office:value-type="string" calcext:value-type="string">
            <text:p>Paid to</text:p>
          </table:table-cell>
          <table:table-cell table:style-name="ce1524" office:value-type="string" calcext:value-type="string">
            <text:p>General Shop Running Supplies</text:p>
          </table:table-cell>
          <table:table-cell table:style-name="ce1524" office:value-type="string" calcext:value-type="string">
            <text:p>Improvement to Shop</text:p>
          </table:table-cell>
          <table:table-cell table:style-name="ce1524" office:value-type="string" calcext:value-type="string">
            <text:p>Marketing</text:p>
          </table:table-cell>
          <table:table-cell table:style-name="ce1524" office:value-type="string" calcext:value-type="string">
            <text:p>Display</text:p>
          </table:table-cell>
          <table:table-cell table:style-name="ce1524" office:value-type="string" calcext:value-type="string">
            <text:p>Product Associated with Selling A Product</text:p>
          </table:table-cell>
          <table:table-cell table:style-name="ce1524" office:value-type="string" calcext:value-type="string">
            <text:p>Created Product Supplies</text:p>
          </table:table-cell>
          <table:table-cell table:style-name="ce1524" office:value-type="string" calcext:value-type="string">
            <text:p>Added Cost For Product</text:p>
          </table:table-cell>
          <table:table-cell table:style-name="ce1524" office:value-type="string" calcext:value-type="string">
            <text:p>Total Price</text:p>
          </table:table-cell>
          <table:table-cell table:style-name="ce1524" office:value-type="string" calcext:value-type="string">
            <text:p>tax</text:p>
          </table:table-cell>
          <table:table-cell table:style-name="ce1524" office:value-type="string" calcext:value-type="string">
            <text:p>tax credit</text:p>
          </table:table-cell>
          <table:table-cell table:style-name="ce1524" office:value-type="string" calcext:value-type="string">
            <text:p>shipping</text:p>
          </table:table-cell>
          <table:table-cell table:style-name="ce1523" office:value-type="string" calcext:value-type="string">
            <text:p>Credit Card or Cash</text:p>
          </table:table-cell>
          <table:table-cell table:style-name="ce1523" office:value-type="string" calcext:value-type="string">
            <text:p>Receipt</text:p>
          </table:table-cell>
          <table:table-cell table:style-name="ce1523"/>
          <table:table-cell table:number-columns-repeated="1006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837"/>
          <table:table-cell table:style-name="ce83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6" office:value-type="date" office:date-value="2022-03-29" calcext:value-type="date">
            <text:p>03/29/22</text:p>
          </table:table-cell>
          <table:table-cell table:style-name="ce828" office:value-type="string" calcext:value-type="string">
            <text:p>Supplies for creating to sell</text:p>
          </table:table-cell>
          <table:table-cell table:style-name="ce828" office:value-type="string" calcext:value-type="string">
            <text:p>Goodwill</text:p>
          </table:table-cell>
          <table:table-cell table:style-name="ce834" table:number-columns-repeated="5"/>
          <table:table-cell table:style-name="ce834" office:value-type="currency" office:currency="USD" office:value="37" calcext:value-type="currency">
            <text:p>$37.00</text:p>
          </table:table-cell>
          <table:table-cell table:style-name="ce834"/>
          <table:table-cell table:style-name="ce834" office:value-type="currency" office:currency="USD" office:value="37" calcext:value-type="currency">
            <text:p>$37.00</text:p>
          </table:table-cell>
          <table:table-cell table:style-name="ce834" office:value-type="currency" office:currency="USD" office:value="3.76" calcext:value-type="currency">
            <text:p>$3.76</text:p>
          </table:table-cell>
          <table:table-cell table:style-name="ce834" table:number-columns-repeated="2"/>
          <table:table-cell table:style-name="ce828" office:value-type="string" calcext:value-type="string">
            <text:p>credit card </text:p>
          </table:table-cell>
          <table:table-cell table:style-name="ce828" office:value-type="string" calcext:value-type="string">
            <text:p>hardcopy</text:p>
          </table:table-cell>
          <table:table-cell table:style-name="ce828" table:number-columns-repeated="1007"/>
        </table:table-row>
        <table:table-row table:style-name="ro1">
          <table:table-cell/>
          <table:table-cell table:style-name="ce82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83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837"/>
          <table:table-cell table:style-name="ce83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837"/>
          <table:table-cell table:style-name="ce83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830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83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83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837"/>
          <table:table-cell table:style-name="ce83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82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838" office:value-type="currency" office:currency="USD" office:value="0.82" calcext:value-type="currency">
            <text:p>$0.82</text:p>
          </table:table-cell>
          <table:table-cell table:style-name="ce83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table:style-name="ce829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4" calcext:value-type="date">
            <text:p>10/04/22</text:p>
          </table:table-cell>
          <table:table-cell table:style-name="ce829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82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822"/>
          <table:table-cell table:style-name="ce82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839"/>
          <table:table-cell table:style-name="ce83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83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82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841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527"/>
        <table:table-column table:style-name="co110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111" table:default-cell-style-name="ce1539"/>
        <table:table-column table:style-name="co112" table:default-cell-style-name="ce1539"/>
        <table:table-column table:style-name="co112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2" table:number-columns-repeated="1013" table:default-cell-style-name="ce1527"/>
        <table:table-row table:style-name="ro1">
          <table:table-cell table:style-name="ce1525"/>
          <table:table-cell table:style-name="ce1528" office:value-type="string" calcext:value-type="string">
            <text:p>Date</text:p>
          </table:table-cell>
          <table:table-cell table:style-name="ce1528" office:value-type="string" calcext:value-type="string">
            <text:p>Item</text:p>
          </table:table-cell>
          <table:table-cell table:style-name="ce1528" office:value-type="string" calcext:value-type="string">
            <text:p>Category</text:p>
          </table:table-cell>
          <table:table-cell table:style-name="ce1535" office:value-type="string" calcext:value-type="string">
            <text:p>Total Price</text:p>
          </table:table-cell>
          <table:table-cell table:style-name="ce1535" office:value-type="string" calcext:value-type="string">
            <text:p>Tax</text:p>
          </table:table-cell>
          <table:table-cell table:style-name="ce1535" office:value-type="string" calcext:value-type="string">
            <text:p>Shipping</text:p>
          </table:table-cell>
          <table:table-cell table:style-name="ce1528" office:value-type="string" calcext:value-type="string">
            <text:p>Credit Card or Cash</text:p>
          </table:table-cell>
          <table:table-cell table:style-name="ce1528" office:value-type="string" calcext:value-type="string">
            <text:p>Store/Entity</text:p>
          </table:table-cell>
          <table:table-cell table:style-name="ce1528" office:value-type="string" calcext:value-type="string">
            <text:p>Receipt</text:p>
          </table:table-cell>
          <table:table-cell table:style-name="ce154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1-20" calcext:value-type="date">
            <text:p>01/20/22</text:p>
          </table:table-cell>
          <table:table-cell table:style-name="ce1531" office:value-type="string" calcext:value-type="string">
            <text:p>Sadies Bookcase</text:p>
          </table:table-cell>
          <table:table-cell table:style-name="ce1531" office:value-type="string" calcext:value-type="string">
            <text:p>display</text:p>
          </table:table-cell>
          <table:table-cell table:style-name="ce1536" office:value-type="currency" office:currency="USD" office:value="150" calcext:value-type="currency">
            <text:p>$150.00</text:p>
          </table:table-cell>
          <table:table-cell table:style-name="ce1536" office:value-type="string" calcext:value-type="string">
            <text:p>X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he Shops West Ridge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15.45" calcext:value-type="currency">
            <text:p>$115.45</text:p>
          </table:table-cell>
          <table:table-cell table:style-name="ce1536" office:value-type="currency" office:currency="USD" office:value="8.55" calcext:value-type="currency">
            <text:p>$8.55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Flooring</text:p>
          </table:table-cell>
          <table:table-cell table:style-name="ce1531" office:value-type="string" calcext:value-type="string">
            <text:p>start up <text:s/></text:p>
          </table:table-cell>
          <table:table-cell table:style-name="ce1536" office:value-type="currency" office:currency="USD" office:value="312.96" calcext:value-type="currency">
            <text:p>$312.96</text:p>
          </table:table-cell>
          <table:table-cell table:style-name="ce1536" office:value-type="currency" office:currency="USD" office:value="23.18" calcext:value-type="currency">
            <text:p>$23.18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L Flooring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10" calcext:value-type="date">
            <text:p>03/10/22</text:p>
          </table:table-cell>
          <table:table-cell table:style-name="ce1531" office:value-type="string" calcext:value-type="string">
            <text:p>Supplies for displays – blackboard signs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20.52" calcext:value-type="currency">
            <text:p>$20.52</text:p>
          </table:table-cell>
          <table:table-cell table:style-name="ce1536" office:value-type="currency" office:currency="USD" office:value="1.52" calcext:value-type="currency">
            <text:p>$1.52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arge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13" calcext:value-type="date">
            <text:p>03/13/22</text:p>
          </table:table-cell>
          <table:table-cell table:style-name="ce1533" office:value-type="string" calcext:value-type="string">
            <text:p>Return of Part Flooring</text:p>
          </table:table-cell>
          <table:table-cell table:style-name="ce1533"/>
          <table:table-cell table:style-name="ce1537" office:value-type="currency" office:currency="USD" office:value="-37.07" calcext:value-type="currency">
            <text:p>-$37.07</text:p>
          </table:table-cell>
          <table:table-cell table:style-name="ce1537" office:value-type="currency" office:currency="USD" office:value="2.75" calcext:value-type="currency">
            <text:p>$2.75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L Flooring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5]+[.E6]" office:value-type="currency" office:currency="USD" office:value="561.86" calcext:value-type="currency">
            <text:p>$561.86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30" office:value-type="date" office:date-value="2022-03-16" calcext:value-type="date">
            <text:p>03/16/22</text:p>
          </table:table-cell>
          <table:table-cell table:style-name="ce1533" office:value-type="string" calcext:value-type="string">
            <text:p>Return Gold Paint</text:p>
          </table:table-cell>
          <table:table-cell table:style-name="ce1533"/>
          <table:table-cell table:style-name="ce1537" office:value-type="currency" office:currency="USD" office:value="-21.58" calcext:value-type="currency">
            <text:p>-$21.58</text:p>
          </table:table-cell>
          <table:table-cell table:style-name="ce1537" office:value-type="currency" office:currency="USD" office:value="1.6" calcext:value-type="currency">
            <text:p>$1.6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 copy</text:p>
          </table:table-cell>
          <table:table-cell table:style-name="ce153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29" office:value-type="date" office:date-value="2022-04-13" calcext:value-type="date">
            <text:p>04/13/22</text:p>
          </table:table-cell>
          <table:table-cell table:style-name="ce1531" office:value-type="string" calcext:value-type="string">
            <text:p>Risers and Shelving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12.21" calcext:value-type="currency">
            <text:p>$12.21</text:p>
          </table:table-cell>
          <table:table-cell table:style-name="ce1536" office:value-type="currency" office:currency="USD" office:value="0.88" calcext:value-type="currency">
            <text:p>$0.88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reasure Depo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7]+[.E8]" office:value-type="currency" office:currency="USD" office:value="552.49" calcext:value-type="currency">
            <text:p>$552.49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2" calcext:value-type="date">
            <text:p>03/02/22</text:p>
          </table:table-cell>
          <table:table-cell table:style-name="ce1531" office:value-type="string" calcext:value-type="string">
            <text:p>Roller and Paint Brush</text:p>
          </table:table-cell>
          <table:table-cell table:style-name="ce1531" office:value-type="string" calcext:value-type="string">
            <text:p>Supplies</text:p>
          </table:table-cell>
          <table:table-cell table:style-name="ce1536" office:value-type="currency" office:currency="USD" office:value="24.26" calcext:value-type="currency">
            <text:p>$24.26</text:p>
          </table:table-cell>
          <table:table-cell table:style-name="ce1536" office:value-type="currency" office:currency="USD" office:value="1.8" calcext:value-type="currency">
            <text:p>$1.8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4" office:value-type="string" calcext:value-type="string">
            <text:p>Returned Gallon of Paint due to color</text:p>
          </table:table-cell>
          <table:table-cell table:style-name="ce1533" office:value-type="string" calcext:value-type="string">
            <text:p>start up paint</text:p>
          </table:table-cell>
          <table:table-cell table:style-name="ce1537" office:value-type="currency" office:currency="USD" office:value="-41.01" calcext:value-type="currency">
            <text:p>-$41.01</text:p>
          </table:table-cell>
          <table:table-cell table:style-name="ce1537" office:value-type="currency" office:currency="USD" office:value="3.03" calcext:value-type="currency">
            <text:p>$3.03</text:p>
          </table:table-cell>
          <table:table-cell table:style-name="ce1537"/>
          <table:table-cell table:style-name="ce1533"/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9]+[.E10]" office:value-type="currency" office:currency="USD" office:value="535.74" calcext:value-type="currency">
            <text:p>$535.74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4" calcext:value-type="date">
            <text:p>03/04/22</text:p>
          </table:table-cell>
          <table:table-cell table:style-name="ce1531" office:value-type="string" calcext:value-type="string">
            <text:p>Qtr. Round Floor Moulding and Metallic Paint</text:p>
          </table:table-cell>
          <table:table-cell table:style-name="ce1531" office:value-type="string" calcext:value-type="string">
            <text:p>Start up </text:p>
          </table:table-cell>
          <table:table-cell table:style-name="ce1536" office:value-type="currency" office:currency="USD" office:value="53.98" calcext:value-type="currency">
            <text:p>$53.98</text:p>
          </table:table-cell>
          <table:table-cell table:style-name="ce1536" office:value-type="currency" office:currency="USD" office:value="4" calcext:value-type="currency">
            <text:p>$4.0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3" office:value-type="string" calcext:value-type="string">
            <text:p>Qtr Round Returned</text:p>
          </table:table-cell>
          <table:table-cell table:style-name="ce1533" office:value-type="string" calcext:value-type="string">
            <text:p>wrong size</text:p>
          </table:table-cell>
          <table:table-cell table:style-name="ce1537" office:value-type="currency" office:currency="USD" office:value="-32.4" calcext:value-type="currency">
            <text:p>-$32.40</text:p>
          </table:table-cell>
          <table:table-cell table:style-name="ce1537" office:value-type="currency" office:currency="USD" office:value="2.4" calcext:value-type="currency">
            <text:p>$2.4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11]+[.E12]" office:value-type="currency" office:currency="USD" office:value="557.32" calcext:value-type="currency">
            <text:p>$557.32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Blue Towel Roll and Roller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4.17" calcext:value-type="currency">
            <text:p>$14.17</text:p>
          </table:table-cell>
          <table:table-cell table:style-name="ce1536" office:value-type="currency" office:currency="USD" office:value="1.05" calcext:value-type="currency">
            <text:p>$1.05</text:p>
          </table:table-cell>
          <table:table-cell table:style-name="ce1536"/>
          <table:table-cell table:style-name="ce1531" office:value-type="string" calcext:value-type="string">
            <text:p>Mastercard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paint trays, tape, <text:s/>edger, brushes</text:p>
          </table:table-cell>
          <table:table-cell table:style-name="ce1531" office:value-type="string" calcext:value-type="string">
            <text:p>Paint Supplies for Start up</text:p>
          </table:table-cell>
          <table:table-cell table:style-name="ce1536" office:value-type="currency" office:currency="USD" office:value="28.72" calcext:value-type="currency">
            <text:p>$28.72</text:p>
          </table:table-cell>
          <table:table-cell table:style-name="ce1536" office:value-type="currency" office:currency="USD" office:value="2.13" calcext:value-type="currency">
            <text:p>$2.13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Walmart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5" calcext:value-type="date">
            <text:p>03/05/22</text:p>
          </table:table-cell>
          <table:table-cell table:style-name="ce1531" office:value-type="string" calcext:value-type="string">
            <text:p>3 gallons of paint for paint over and new colors</text:p>
          </table:table-cell>
          <table:table-cell table:style-name="ce1531" office:value-type="string" calcext:value-type="string">
            <text:p>paint <text:s/></text:p>
          </table:table-cell>
          <table:table-cell table:style-name="ce1536" office:value-type="currency" office:currency="USD" office:value="71.99" calcext:value-type="currency">
            <text:p>$71.99</text:p>
          </table:table-cell>
          <table:table-cell table:style-name="ce1536" office:value-type="currency" office:currency="USD" office:value="5.33" calcext:value-type="currency">
            <text:p>$5.33</text:p>
          </table:table-cell>
          <table:table-cell table:style-name="ce1536"/>
          <table:table-cell table:style-name="ce1531"/>
          <table:table-cell table:style-name="ce1531" office:value-type="string" calcext:value-type="string">
            <text:p>Sherman William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31" table:number-columns-repeated="2"/>
          <table:table-cell table:style-name="ce1531" office:value-type="string" calcext:value-type="string">
            <text:p>total:</text:p>
          </table:table-cell>
          <table:table-cell table:style-name="ce1536" table:formula="of:=SUM([.E2:.F15])" office:value-type="currency" office:currency="USD" office:value="730.42" calcext:value-type="currency">
            <text:p>$730.42</text:p>
          </table:table-cell>
          <table:table-cell table:style-name="ce1536" table:number-columns-repeated="2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 table:number-rows-repeated="33">
          <table:table-cell table:style-name="ce1525"/>
          <table:table-cell table:style-name="ce1531" table:number-columns-repeated="3"/>
          <table:table-cell table:style-name="ce1536" table:number-columns-repeated="3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>
          <table:table-cell table:style-name="ce1525"/>
          <table:table-cell table:style-name="ce1532" table:number-columns-repeated="3"/>
          <table:table-cell table:style-name="ce1538" table:number-columns-repeated="3"/>
          <table:table-cell table:style-name="ce1532" table:number-columns-repeated="3"/>
          <table:table-cell table:style-name="ce153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98"/>
        <table:table-column table:style-name="co62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113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14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95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0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6"/>
          <table:table-cell table:style-name="ce903"/>
          <table:table-cell table:style-name="ce915" office:value-type="date" office:date-value="2022-03-19" calcext:value-type="date">
            <text:p>03/19/22</text:p>
          </table:table-cell>
          <table:table-cell table:style-name="ce927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Encore Choc. Sunflower Ukraine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number-columns-repeated="2" table:style-name="ce95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27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89" table:formula="of:=SUM([.H20]-[.I20])" office:value-type="currency" office:currency="USD" office:value="0" calcext:value-type="currency">
            <text:p>$0.00</text:p>
          </table:table-cell>
          <table:table-cell table:style-name="ce993" table:formula="of:=[.M20]*[.E20]" office:value-type="currency" office:currency="USD" office:value="0" calcext:value-type="currency">
            <text:p>$0.00</text:p>
          </table:table-cell>
          <table:table-cell table:style-name="ce927"/>
          <table:table-cell table:style-name="ce951" office:value-type="currency" office:currency="USD" office:value="3" calcext:value-type="currency">
            <text:p>$3.00</text:p>
          </table:table-cell>
          <table:table-cell table:style-name="ce903"/>
          <table:table-cell table:style-name="ce927"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89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89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89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89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89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89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89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9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89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97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 table:style-name="ce904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89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89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89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89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89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89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89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89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98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5"/>
          <table:table-cell table:style-name="ce916" office:value-type="date" office:date-value="2022-05-20" calcext:value-type="date">
            <text:p>05/20/22</text:p>
          </table:table-cell>
          <table:table-cell table:style-name="ce916"/>
          <table:table-cell table:style-name="ce933" office:value-type="float" office:value="1" calcext:value-type="float">
            <text:p>1</text:p>
          </table:table-cell>
          <table:table-cell table:style-name="ce940" office:value-type="string" calcext:value-type="string">
            <text:p>baby yoda</text:p>
          </table:table-cell>
          <table:table-cell table:style-name="ce952"/>
          <table:table-cell table:number-columns-repeated="2" table:style-name="ce962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6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99"/>
          <table:table-cell table:style-name="ce1544"/>
          <table:table-cell table:style-name="ce1018"/>
          <table:table-cell table:style-name="ce1028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table:style-name="ce917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5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6"/>
          <table:table-cell table:style-name="ce918" office:value-type="date" office:date-value="2022-06-04" calcext:value-type="date">
            <text:p>06/04/22</text:p>
          </table:table-cell>
          <table:table-cell table:style-name="ce928"/>
          <table:table-cell table:style-name="ce934" office:value-type="float" office:value="1" calcext:value-type="float">
            <text:p>1</text:p>
          </table:table-cell>
          <table:table-cell table:style-name="ce941" office:value-type="string" calcext:value-type="string">
            <text:p>Lip Potion Birthday Cake</text:p>
          </table:table-cell>
          <table:table-cell table:style-name="ce954" office:value-type="currency" office:currency="USD" office:value="4.25" calcext:value-type="currency">
            <text:p>$4.25</text:p>
          </table:table-cell>
          <table:table-cell table:style-name="ce963" office:value-type="currency" office:currency="USD" office:value="8.5" calcext:value-type="currency">
            <text:p>$8.50</text:p>
          </table:table-cell>
          <table:table-cell table:style-name="ce963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7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00"/>
          <table:table-cell table:style-name="ce1545"/>
          <table:table-cell table:style-name="ce1019"/>
          <table:table-cell table:style-name="ce1029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5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7"/>
          <table:table-cell table:style-name="ce915" office:value-type="date" office:date-value="2022-07-03" calcext:value-type="date">
            <text:p>07/03/22</text:p>
          </table:table-cell>
          <table:table-cell table:style-name="ce929"/>
          <table:table-cell table:style-name="ce935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number-columns-repeated="2" table:style-name="ce95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60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01"/>
          <table:table-cell table:style-name="ce951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office:value-type="date" office:date-value="2022-07-07" calcext:value-type="date">
            <text:p>07/07/22</text:p>
          </table:table-cell>
          <table:table-cell table:style-name="ce919"/>
          <table:table-cell table:style-name="ce936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5" office:value-type="currency" office:currency="USD" office:value="2.75" calcext:value-type="currency">
            <text:p>$2.75</text:p>
          </table:table-cell>
          <table:table-cell table:number-columns-repeated="2" table:style-name="ce964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02"/>
          <table:table-cell table:style-name="ce1546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68"/>
          <table:table-cell table:style-name="ce950"/>
          <table:table-cell table:style-name="ce1022"/>
          <table:table-cell table:style-name="ce1032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60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7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03"/>
          <table:table-cell table:style-name="ce1547"/>
          <table:table-cell table:style-name="ce102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09-25" calcext:value-type="date">
            <text:p>09/25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ainted rock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5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04"/>
          <table:table-cell/>
          <table:table-cell table:style-name="ce1024"/>
          <table:table-cell table:style-name="ce10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 office:value-type="string" calcext:value-type="string">
            <text:p>10/6/22-10/17/22</text:p>
          </table:table-cell>
          <table:table-cell table:style-name="ce921" office:value-type="date" office:date-value="2022-10-06" calcext:value-type="date">
            <text:p>10/06/22</text:p>
          </table:table-cell>
          <table:table-cell table:style-name="ce921"/>
          <table:table-cell table:style-name="ce938" office:value-type="float" office:value="1" calcext:value-type="float">
            <text:p>1</text:p>
          </table:table-cell>
          <table:table-cell table:style-name="ce944" office:value-type="string" calcext:value-type="string">
            <text:p>small fan ?</text:p>
          </table:table-cell>
          <table:table-cell table:style-name="ce957"/>
          <table:table-cell table:number-columns-repeated="2" table:style-name="ce966" office:value-type="currency" office:currency="USD" office:value="27" calcext:value-type="currency">
            <text:p>$27.00</text:p>
          </table:table-cell>
          <table:table-cell table:style-name="ce966" table:formula="of:=SUM([.E193]*[.I193])" office:value-type="currency" office:currency="USD" office:value="27" calcext:value-type="currency">
            <text:p>$27.00</text:p>
          </table:table-cell>
          <table:table-cell table:style-name="ce97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0" table:formula="of:=SUM([.H193]-[.I193])" office:value-type="currency" office:currency="USD" office:value="0" calcext:value-type="currency">
            <text:p>$0.00</text:p>
          </table:table-cell>
          <table:table-cell table:style-name="ce994" table:formula="of:=[.M193]*[.E193]" office:value-type="currency" office:currency="USD" office:value="0" calcext:value-type="currency">
            <text:p>$0.00</text:p>
          </table:table-cell>
          <table:table-cell table:style-name="ce1005"/>
          <table:table-cell table:style-name="ce1548"/>
          <table:table-cell table:style-name="ce102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Sun and Moon Patch</text:p>
          </table:table-cell>
          <table:table-cell table:style-name="ce958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10-15" calcext:value-type="date">
            <text:p>10/15/22</text:p>
          </table:table-cell>
          <table:table-cell table:style-name="ce92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Lip Balm – Grape</text:p>
          </table:table-cell>
          <table:table-cell table:style-name="ce959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03" office:value-type="string" calcext:value-type="string">
            <text:p>Starlight Latern</text:p>
          </table:table-cell>
          <table:table-cell table:style-name="ce95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table:style-name="ce915" office:value-type="date" office:date-value="2022-11-04" calcext:value-type="date">
            <text:p>11/04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strawberry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style-name="ce951" office:value-type="currency" office:currency="USD" office:value="5.5" calcext:value-type="currency">
            <text:p>$5.50</text:p>
          </table:table-cell>
          <table:table-cell table:style-name="ce95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60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900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911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227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 801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 -876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8" calcext:value-type="date">
            <text:p>11/1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icture Holder -Ornament 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852- Manifest Token</text:p>
          </table:table-cell>
          <table:table-cell table:style-name="ce951"/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612- Manifest Token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-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– Globe </text:p>
          </table:table-cell>
          <table:table-cell table:style-name="ce951"/>
          <table:table-cell table:style-name="ce95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anifest Self Care Kit Box</text:p>
          </table:table-cell>
          <table:table-cell table:style-name="ce951"/>
          <table:table-cell table:style-name="ce95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 office:value-type="string" calcext:value-type="string">
            <text:p>12/1/22-12/11/22</text:p>
          </table:table-cell>
          <table:table-cell table:style-name="ce915" office:value-type="date" office:date-value="2022-12-08" calcext:value-type="date">
            <text:p>12/0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Angel 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2" calcext:value-type="float">
            <text:p>2</text:p>
          </table:table-cell>
          <table:table-cell table:style-name="ce903" office:value-type="string" calcext:value-type="string">
            <text:p>Lip Potion – Water and Cherry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1" calcext:value-type="date">
            <text:p>12/01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eace Sign Ornament</text:p>
          </table:table-cell>
          <table:table-cell table:style-name="ce951"/>
          <table:table-cell table:style-name="ce95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Hand Felted Deer Pillow</text:p>
          </table:table-cell>
          <table:table-cell table:style-name="ce951"/>
          <table:table-cell table:style-name="ce95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SWMC – Journal</text:p>
          </table:table-cell>
          <table:table-cell table:style-name="ce951"/>
          <table:table-cell table:style-name="ce95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Flamingo Ornament</text:p>
          </table:table-cell>
          <table:table-cell table:style-name="ce951"/>
          <table:table-cell table:style-name="ce95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g, Book Mushroom</text:p>
          </table:table-cell>
          <table:table-cell table:style-name="ce951"/>
          <table:table-cell table:style-name="ce95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Vanilla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<text:span text:style-name="T4">Wh-</text:span>ntr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Tropical Punch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5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3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Mushroom</text:p>
          </table:table-cell>
          <table:table-cell table:style-name="ce958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– Heart</text:p>
          </table:table-cell>
          <table:table-cell table:style-name="ce958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Lip Potion- Bubble Gum</text:p>
          </table:table-cell>
          <table:table-cell table:style-name="ce958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2 pak Temp Tattoo</text:p>
          </table:table-cell>
          <table:table-cell table:style-name="ce958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350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Monkey</text:p>
          </table:table-cell>
          <table:table-cell table:style-name="ce958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Elephant</text:p>
          </table:table-cell>
          <table:table-cell table:style-name="ce958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BOHO- Bag – Gold-DA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542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MSC-8011- Manifest Token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549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table:number-columns-repeated="2"/>
          <table:table-cell table:style-name="ce1097" table:number-columns-repeated="1017"/>
        </table:table-row>
        <table:table-row table:style-name="ro1">
          <table:table-cell table:style-name="ce1037" office:value-type="date" office:date-value="2022-01-11" calcext:value-type="date">
            <text:p>01/11/22</text:p>
          </table:table-cell>
          <table:table-cell table:style-name="ce1049" office:value-type="string" calcext:value-type="string">
            <text:p>1/1/22-1/9/22</text:p>
          </table:table-cell>
          <table:table-cell table:style-name="ce1065" office:value-type="currency" office:currency="USD" office:value="1.96" calcext:value-type="currency">
            <text:p>$1.96</text:p>
          </table:table-cell>
          <table:table-cell table:style-name="ce1080" office:value-type="currency" office:currency="USD" office:value="-223.04" calcext:value-type="currency">
            <text:p>-$223.0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7" office:value-type="date" office:date-value="2022-01-23" calcext:value-type="date">
            <text:p>01/23/22</text:p>
          </table:table-cell>
          <table:table-cell table:style-name="ce1050" office:value-type="string" calcext:value-type="string">
            <text:p>1/13/22-1/23/22</text:p>
          </table:table-cell>
          <table:table-cell table:style-name="ce1066" office:value-type="currency" office:currency="USD" office:value="6.99" calcext:value-type="currency">
            <text:p>$6.99</text:p>
          </table:table-cell>
          <table:table-cell table:style-name="ce1080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06" calcext:value-type="date">
            <text:p>02/06/22</text:p>
          </table:table-cell>
          <table:table-cell table:style-name="ce1051" office:value-type="string" calcext:value-type="string">
            <text:p>1/27/22-2/6/22</text:p>
          </table:table-cell>
          <table:table-cell table:style-name="ce1067" office:value-type="currency" office:currency="USD" office:value="9.85" calcext:value-type="currency">
            <text:p>$9.85</text:p>
          </table:table-cell>
          <table:table-cell table:style-name="ce1067" office:value-type="currency" office:currency="USD" office:value="-225" calcext:value-type="currency">
            <text:p>-$225.0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20" calcext:value-type="date">
            <text:p>02/20/22</text:p>
          </table:table-cell>
          <table:table-cell table:style-name="ce1051" office:value-type="string" calcext:value-type="string">
            <text:p>2/7/22-2/20/22</text:p>
          </table:table-cell>
          <table:table-cell table:style-name="ce1067" office:value-type="currency" office:currency="USD" office:value="56.1" calcext:value-type="currency">
            <text:p>$56.10</text:p>
          </table:table-cell>
          <table:table-cell table:style-name="ce1067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06" calcext:value-type="date">
            <text:p>03/06/22</text:p>
          </table:table-cell>
          <table:table-cell table:style-name="ce1052" office:value-type="string" calcext:value-type="string">
            <text:p>2/21/22-3/6/22</text:p>
          </table:table-cell>
          <table:table-cell table:style-name="ce1068" office:value-type="currency" office:currency="USD" office:value="19.49" calcext:value-type="currency">
            <text:p>$19.49</text:p>
          </table:table-cell>
          <table:table-cell table:style-name="ce1068" office:value-type="currency" office:currency="USD" office:value="-149.29" calcext:value-type="currency">
            <text:p>-$149.2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20" calcext:value-type="date">
            <text:p>03/20/22</text:p>
          </table:table-cell>
          <table:table-cell table:style-name="ce1052" office:value-type="string" calcext:value-type="string">
            <text:p>3/10/22-3/20/22</text:p>
          </table:table-cell>
          <table:table-cell table:style-name="ce1069" office:value-type="currency" office:currency="USD" office:value="176.7" calcext:value-type="currency">
            <text:p>$176.70</text:p>
          </table:table-cell>
          <table:table-cell table:style-name="ce1059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0" office:value-type="string" calcext:value-type="string">
            <text:p>cant read</text:p>
          </table:table-cell>
          <table:table-cell table:style-name="ce1053" office:value-type="string" calcext:value-type="string">
            <text:p>3/24/22-4/4/22</text:p>
          </table:table-cell>
          <table:table-cell table:style-name="ce1070" office:value-type="currency" office:currency="USD" office:value="75.51" calcext:value-type="currency">
            <text:p>$75.51</text:p>
          </table:table-cell>
          <table:table-cell table:style-name="ce1071" office:value-type="currency" office:currency="USD" office:value="-263.49" calcext:value-type="currency">
            <text:p>-$263.4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1" office:value-type="date" office:date-value="2022-04-17" calcext:value-type="date">
            <text:p>04/17/22</text:p>
          </table:table-cell>
          <table:table-cell table:style-name="ce1053" office:value-type="string" calcext:value-type="string">
            <text:p>4/7/22-4/17/22</text:p>
          </table:table-cell>
          <table:table-cell table:style-name="ce1071" office:value-type="currency" office:currency="USD" office:value="109.38" calcext:value-type="currency">
            <text:p>$109.38</text:p>
          </table:table-cell>
          <table:table-cell table:style-name="ce1081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02" calcext:value-type="date">
            <text:p>05/02/22</text:p>
          </table:table-cell>
          <table:table-cell table:style-name="ce1051" office:value-type="string" calcext:value-type="string">
            <text:p>4/21/22-5/1/22</text:p>
          </table:table-cell>
          <table:table-cell table:style-name="ce1067" office:value-type="currency" office:currency="USD" office:value="59.52" calcext:value-type="currency">
            <text:p>$59.52</text:p>
          </table:table-cell>
          <table:table-cell table:style-name="ce1067" office:value-type="currency" office:currency="USD" office:value="-279.48" calcext:value-type="currency">
            <text:p>-$279.48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16" calcext:value-type="date">
            <text:p>05/16/22</text:p>
          </table:table-cell>
          <table:table-cell table:style-name="ce1051" office:value-type="string" calcext:value-type="string">
            <text:p>5/5/22-5/15/22</text:p>
          </table:table-cell>
          <table:table-cell table:style-name="ce1067" office:value-type="currency" office:currency="USD" office:value="108.61" calcext:value-type="currency">
            <text:p>$108.61</text:p>
          </table:table-cell>
          <table:table-cell table:style-name="ce1082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5-31" calcext:value-type="date">
            <text:p>05/31/22</text:p>
          </table:table-cell>
          <table:table-cell table:style-name="ce1054" office:value-type="string" calcext:value-type="string">
            <text:p>5/19/22-5/29/22</text:p>
          </table:table-cell>
          <table:table-cell table:style-name="ce1072" office:value-type="currency" office:currency="USD" office:value="131.34" calcext:value-type="currency">
            <text:p>$131.34</text:p>
          </table:table-cell>
          <table:table-cell table:style-name="ce1083" office:value-type="float" office:value="-207.66" calcext:value-type="float">
            <text:p>-207.6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12" calcext:value-type="date">
            <text:p>06/12/22</text:p>
          </table:table-cell>
          <table:table-cell table:style-name="ce1054" office:value-type="string" calcext:value-type="string">
            <text:p>6/2/22-6/12/22</text:p>
          </table:table-cell>
          <table:table-cell table:style-name="ce1072" office:value-type="currency" office:currency="USD" office:value="103.08" calcext:value-type="currency">
            <text:p>$103.08</text:p>
          </table:table-cell>
          <table:table-cell table:style-name="ce108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26" calcext:value-type="date">
            <text:p>06/26/22</text:p>
          </table:table-cell>
          <table:table-cell table:style-name="ce1054" office:value-type="string" calcext:value-type="string">
            <text:p>6/16/22-6/26/22</text:p>
          </table:table-cell>
          <table:table-cell table:style-name="ce1072" office:value-type="currency" office:currency="USD" office:value="124.1" calcext:value-type="currency">
            <text:p>$124.10</text:p>
          </table:table-cell>
          <table:table-cell table:style-name="ce1085" office:value-type="currency" office:currency="USD" office:value="-214.9" calcext:value-type="currency">
            <text:p>-$214.9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10" calcext:value-type="date">
            <text:p>07/10/22</text:p>
          </table:table-cell>
          <table:table-cell table:style-name="ce1055" office:value-type="string" calcext:value-type="string">
            <text:p>6/30/22-7/10/22</text:p>
          </table:table-cell>
          <table:table-cell table:style-name="ce1073" office:value-type="currency" office:currency="USD" office:value="146.56" calcext:value-type="currency">
            <text:p>$146.56</text:p>
          </table:table-cell>
          <table:table-cell table:style-name="ce1073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24" calcext:value-type="date">
            <text:p>07/24/22</text:p>
          </table:table-cell>
          <table:table-cell table:style-name="ce1055" office:value-type="string" calcext:value-type="string">
            <text:p>7/14/22-7/24/22</text:p>
          </table:table-cell>
          <table:table-cell table:style-name="ce1073" office:value-type="currency" office:currency="USD" office:value="125.51" calcext:value-type="currency">
            <text:p>$125.51</text:p>
          </table:table-cell>
          <table:table-cell table:style-name="ce1086" office:value-type="currency" office:currency="USD" office:value="-125.51" calcext:value-type="currency">
            <text:p>-$125.51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07" calcext:value-type="date">
            <text:p>08/07/22</text:p>
          </table:table-cell>
          <table:table-cell table:style-name="ce1056" office:value-type="string" calcext:value-type="string">
            <text:p>7/28/22-8/7/22</text:p>
          </table:table-cell>
          <table:table-cell table:style-name="ce1074" office:value-type="currency" office:currency="USD" office:value="138.9" calcext:value-type="currency">
            <text:p>$138.90</text:p>
          </table:table-cell>
          <table:table-cell table:style-name="ce1074" office:value-type="currency" office:currency="USD" office:value="-200.1" calcext:value-type="currency">
            <text:p>-$200.1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22" calcext:value-type="date">
            <text:p>08/22/22</text:p>
          </table:table-cell>
          <table:table-cell table:style-name="ce1056" office:value-type="string" calcext:value-type="string">
            <text:p>8/11/22-8/22/22</text:p>
          </table:table-cell>
          <table:table-cell table:style-name="ce1074" office:value-type="currency" office:currency="USD" office:value="65.66" calcext:value-type="currency">
            <text:p>$65.6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04" calcext:value-type="date">
            <text:p>09/04/22</text:p>
          </table:table-cell>
          <table:table-cell table:style-name="ce1057" office:value-type="string" calcext:value-type="string">
            <text:p>8/25/22-9/4/22</text:p>
          </table:table-cell>
          <table:table-cell table:style-name="ce1075" office:value-type="currency" office:currency="USD" office:value="258.5" calcext:value-type="currency">
            <text:p>$258.50</text:p>
          </table:table-cell>
          <table:table-cell table:style-name="ce1075" office:value-type="currency" office:currency="USD" office:value="63.56" calcext:value-type="currency">
            <text:p>$63.5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18" calcext:value-type="date">
            <text:p>09/18/22</text:p>
          </table:table-cell>
          <table:table-cell table:style-name="ce1057" office:value-type="string" calcext:value-type="string">
            <text:p>9/8/22-9/19/22</text:p>
          </table:table-cell>
          <table:table-cell table:style-name="ce1075" office:value-type="currency" office:currency="USD" office:value="95.04" calcext:value-type="currency">
            <text:p>$95.04</text:p>
          </table:table-cell>
          <table:table-cell table:style-name="ce1075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02" calcext:value-type="date">
            <text:p>10/02/22</text:p>
          </table:table-cell>
          <table:table-cell table:style-name="ce1058" office:value-type="string" calcext:value-type="string">
            <text:p>9/22/22-10/3/22</text:p>
          </table:table-cell>
          <table:table-cell table:style-name="ce1074" office:value-type="currency" office:currency="USD" office:value="156.15" calcext:value-type="currency">
            <text:p>$156.15</text:p>
          </table:table-cell>
          <table:table-cell table:style-name="ce107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17" calcext:value-type="date">
            <text:p>10/17/22</text:p>
          </table:table-cell>
          <table:table-cell table:style-name="ce1058" office:value-type="string" calcext:value-type="string">
            <text:p>10/6/22-10/17/22</text:p>
          </table:table-cell>
          <table:table-cell table:style-name="ce1074" office:value-type="currency" office:currency="USD" office:value="187.86" calcext:value-type="currency">
            <text:p>$187.8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0-30" calcext:value-type="date">
            <text:p>10/30/22</text:p>
          </table:table-cell>
          <table:table-cell table:style-name="ce1059" office:value-type="string" calcext:value-type="string">
            <text:p>10/20/22-10/31/22</text:p>
          </table:table-cell>
          <table:table-cell table:style-name="ce1068" office:value-type="currency" office:currency="USD" office:value="88.36" calcext:value-type="currency">
            <text:p>$88.36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13" calcext:value-type="date">
            <text:p>11/13/22</text:p>
          </table:table-cell>
          <table:table-cell table:style-name="ce1060" office:value-type="string" calcext:value-type="string">
            <text:p>11/1/22-11/13/22</text:p>
          </table:table-cell>
          <table:table-cell table:style-name="ce1076" office:value-type="currency" office:currency="USD" office:value="418.41" calcext:value-type="currency">
            <text:p>$418.41</text:p>
          </table:table-cell>
          <table:table-cell table:style-name="ce1076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27" calcext:value-type="date">
            <text:p>11/27/22</text:p>
          </table:table-cell>
          <table:table-cell table:style-name="ce1060" office:value-type="string" calcext:value-type="string">
            <text:p>11/17/22-11/27/22</text:p>
          </table:table-cell>
          <table:table-cell table:style-name="ce1076" office:value-type="currency" office:currency="USD" office:value="415.21" calcext:value-type="currency">
            <text:p>$415.21</text:p>
          </table:table-cell>
          <table:table-cell table:style-name="ce1087" office:value-type="currency" office:currency="USD" office:value="-76.21" calcext:value-type="currency">
            <text:p>-$76.21</text:p>
          </table:table-cell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11" calcext:value-type="date">
            <text:p>12/11/22</text:p>
          </table:table-cell>
          <table:table-cell table:style-name="ce1061" office:value-type="string" calcext:value-type="string">
            <text:p>12/1/22-12/11/22</text:p>
          </table:table-cell>
          <table:table-cell table:style-name="ce1077" office:value-type="currency" office:currency="USD" office:value="454.63" calcext:value-type="currency">
            <text:p>$454.63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23" calcext:value-type="date">
            <text:p>12/23/22</text:p>
          </table:table-cell>
          <table:table-cell table:style-name="ce1061" office:value-type="string" calcext:value-type="string">
            <text:p>12/15/22-12/24/22</text:p>
          </table:table-cell>
          <table:table-cell table:style-name="ce1077" office:value-type="currency" office:currency="USD" office:value="545.56" calcext:value-type="currency">
            <text:p>$545.56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9:23:35.323731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21M38S</meta:editing-duration>
    <meta:editing-cycles>65</meta:editing-cycles>
    <meta:generator>LibreOffice/7.1.8.1$Linux_X86_64 LibreOffice_project/10$Build-1</meta:generator>
    <dc:date>2023-06-29T19:23:49.989764017</dc:date>
    <meta:document-statistic meta:table-count="18" meta:cell-count="5091" meta:object-count="13"/>
  </office:meta>
</office:document-meta>
</file>